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85cm"/>
    </style:style>
    <style:style style:name="co2" style:family="table-column">
      <style:table-column-properties fo:break-before="auto" style:column-width="18.861cm"/>
    </style:style>
    <style:style style:name="co3" style:family="table-column">
      <style:table-column-properties fo:break-before="auto" style:column-width="3.552cm"/>
    </style:style>
    <style:style style:name="co4" style:family="table-column">
      <style:table-column-properties fo:break-before="auto" style:column-width="15.117cm"/>
    </style:style>
    <style:style style:name="co5" style:family="table-column">
      <style:table-column-properties fo:break-before="auto" style:column-width="2.267cm"/>
    </style:style>
    <style:style style:name="co6" style:family="table-column">
      <style:table-column-properties fo:break-before="auto" style:column-width="4.427cm"/>
    </style:style>
    <style:style style:name="co7" style:family="table-column">
      <style:table-column-properties fo:break-before="auto" style:column-width="15.882cm"/>
    </style:style>
    <style:style style:name="co8" style:family="table-column">
      <style:table-column-properties fo:break-before="auto" style:column-width="13.476cm"/>
    </style:style>
    <style:style style:name="ro1" style:family="table-row">
      <style:table-row-properties style:row-height="0.51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27cm" fo:break-before="auto" style:use-optimal-row-height="true"/>
    </style:style>
    <style:style style:name="ro10" style:family="table-row">
      <style:table-row-properties style:row-height="2.342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1.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order-left="0.002cm solid #000000" fo:border-right="none" fo:border-top="0.002cm solid #000000" style:vertical-align="top"/>
      <style:text-properties fo:color="#ff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fo:border-left="0.002cm solid #000000" fo:border-right="none" fo:border-top="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fo:border="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mode="continuous" style:text-overline-mode="continuous" style:text-line-through-mode="continuous" style:font-name-asian="DejaVu Sans1" style:font-size-asian="6.80000019073486pt"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9" style:family="table-cell" style:parent-style-name="Default">
      <style:table-cell-properties fo:wrap-option="wrap" fo:border="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style:vertical-align="middle"/>
      <style:paragraph-properties fo:text-align="center" fo:margin-left="0cm"/>
      <style:text-properties fo:font-size="12pt"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fix" style:repeat-content="false" style:vertical-align="middle"/>
      <style:paragraph-properties fo:text-align="justify" fo:margin-left="0cm"/>
    </style:style>
    <style:style style:name="ce16" style:family="table-cell" style:parent-style-name="Default">
      <style:table-cell-properties style:text-align-source="fix" style:repeat-content="false" fo:wrap-option="wrap" style:vertical-align="top"/>
      <style:paragraph-properties fo:text-align="center" fo:margin-left="0cm"/>
      <style:text-properties fo:font-size="12pt"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fo:color="#000000"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fo:border="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02cm solid #000000" style:vertical-align="top"/>
      <style:text-properties fo:color="#000000"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top"/>
      <style:paragraph-properties fo:text-align="start" fo:margin-left="0cm"/>
      <style:text-properties fo:font-size="12pt" fo:font-weight="bold" style:font-weight-asian="bold" style:font-weight-complex="bold"/>
    </style:style>
    <style:style style:name="ce28" style:family="table-cell" style:parent-style-name="Default">
      <style:table-cell-properties style:text-align-source="fix" style:repeat-content="false" style:vertical-align="top"/>
      <style:paragraph-properties fo:text-align="start" fo:margin-left="0cm"/>
    </style:style>
    <style:style style:name="ce29" style:family="table-cell" style:parent-style-name="Default">
      <style:table-cell-properties style:text-align-source="fix" style:repeat-content="false" style:vertical-align="top"/>
      <style:paragraph-properties fo:text-align="start" fo:margin-left="0cm"/>
      <style:text-properties fo:color="#000000"/>
    </style:style>
    <style:style style:name="ce30" style:family="table-cell" style:parent-style-name="Default">
      <style:table-cell-properties style:text-align-source="fix" style:repeat-content="false" style:vertical-align="top"/>
      <style:paragraph-properties fo:text-align="start" fo:margin-left="0cm"/>
      <style:text-properties style:font-name="Liberation Sans" style:font-name-asian="DejaVu Sans" style:font-name-complex="DejaVu Sans"/>
    </style:style>
    <style:style style:name="ce31" style:family="table-cell" style:parent-style-name="Default">
      <style:table-cell-properties style:text-align-source="fix" style:repeat-content="false" fo:wrap-option="wrap" style:vertical-align="top"/>
      <style:paragraph-properties fo:text-align="start" fo:margin-left="0cm"/>
    </style:style>
    <style:style style:name="ce32" style:family="table-cell" style:parent-style-name="Default">
      <style:table-cell-properties fo:background-color="#ccff99" fo:wrap-option="wrap" style:vertical-align="top"/>
    </style:style>
    <style:style style:name="ce33" style:family="table-cell" style:parent-style-name="Default">
      <style:table-cell-properties fo:wrap-option="wrap" style:vertical-align="top"/>
      <style:text-properties fo:color="#000000"/>
    </style:style>
    <style:style style:name="ce34" style:family="table-cell" style:parent-style-name="Default">
      <style:table-cell-properties style:vertical-align="top"/>
    </style:style>
    <style:style style:name="ce35" style:family="table-cell" style:parent-style-name="Default">
      <style:table-cell-properties fo:background-color="#ccff99" style:text-align-source="fix" style:repeat-content="false" style:vertical-align="top"/>
      <style:paragraph-properties fo:text-align="start" fo:margin-left="0cm"/>
    </style:style>
    <style:style style:name="T1" style:family="text">
      <style:text-properties fo:color="#ff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2" style:family="text">
      <style:text-properties style:use-window-font-color="true"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3" style:family="text">
      <style:text-properties fo:color="#00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4" style:family="text">
      <style:text-properties style:use-window-font-color="true" style:font-name="Arial Unicode MS" fo:font-size="12pt" fo:language="en" fo:country="US" fo:font-style="normal" style:text-underline-style="none" fo:font-weight="bold" style:font-name-asian="DejaVu Sans1" style:language-asian="zxx" style:country-asian="none" style:font-name-complex="Arial Unicode MS" style:font-size-complex="6.80000019073486pt" style:font-weight-complex="bold"/>
    </style:style>
    <style:style style:name="T5" style:family="text">
      <style:text-properties fo:color="#000000" fo:font-size="7pt" fo:language="en" fo:country="US" fo:font-style="normal" style:text-underline-style="none" fo:font-weight="normal" style:font-name-asian="DejaVu Sans1" style:language-asian="zxx" style:country-asian="none" style:font-name-complex="Liberation Serif" style:font-size-complex="4pt"/>
    </style:style>
  </office:automatic-styles>
  <office:body>
    <office:spreadsheet>
      <table:table table:name="Sheet1" table:style-name="ta1" table:print="false">
        <table:table-column table:style-name="co1" table:default-cell-style-name="Default"/>
        <table:table-column table:style-name="co2" table:default-cell-style-name="ce12"/>
        <table:table-column table:style-name="co3" table:default-cell-style-name="ce14"/>
        <table:table-column table:style-name="co4" table:default-cell-style-name="ce17"/>
        <table:table-row table:style-name="ro1">
          <table:table-cell table:style-name="ce1" office:value-type="string">
            <text:p>Statement Number</text:p>
          </table:table-cell>
          <table:table-cell table:style-name="ce6" office:value-type="string">
            <text:p>Normative Statement</text:p>
          </table:table-cell>
          <table:table-cell table:style-name="ce13" office:value-type="string">
            <text:p>Server or Client</text:p>
          </table:table-cell>
          <table:table-cell table:style-name="ce16" office:value-type="string">
            <text:p>Test or Assertion</text:p>
          </table:table-cell>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Server</text:p>
          </table:table-cell>
          <table:table-cell office:value-type="string">
            <text:p>Subscribe to a topic which matches an existing subscription</text:p>
          </table:table-cell>
        </table:table-row>
        <table:table-row table:style-name="ro3">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Unicode spec </text:span><text:span text:style-name="T4">[Unicode63]</text:span><text:span text:style-name="T2"> and restated in RFC 3629 [RFC 3629]. In particular the encoded data MUST NOT include encodings of codepoints between U+D800 and U+DFFF. If a receiver (server or client) receives a control packet containing ill-formed UTF-8 it MUST close the network connection. </text:span></text:p>
          </table:table-cell>
          <table:table-cell office:value-type="string">
            <text:p>Both</text:p>
          </table:table-cell>
          <table:table-cell office:value-type="string">
            <text:p>Send ill-formed UTF-8 to server or client.</text:p>
          </table:table-cell>
        </table:table-row>
        <table:table-row table:style-name="ro2">
          <table:table-cell table:style-name="ce4" office:value-type="string">
            <text:p>[MQTT-1.4.0-2]</text:p>
          </table:table-cell>
          <table:table-cell table:style-name="ce7" office:value-type="string">
            <text:p>The data MUST NOT include an encoding of the null character U+0000. If a receiver (server or client) receives a control packet containing U+0000 it MUST close the network connection.</text:p>
          </table:table-cell>
          <table:table-cell office:value-type="string">
            <text:p>Both</text:p>
          </table:table-cell>
          <table:table-cell office:value-type="string">
            <text:p>Send a null character to server and client. <text:s/>Should close the connection.</text:p>
          </table:table-cell>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office:value-type="string">
            <text:p>Both</text:p>
          </table:table-cell>
          <table:table-cell office:value-type="string">
            <text:p>Send an invalid packet to client and server. <text:s/></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Both</text:p>
          </table:table-cell>
          <table:table-cell office:value-type="string">
            <text:p>Send invalid flags to client and server.</text:p>
          </table:table-cell>
        </table:table-row>
        <table:table-row table:style-name="ro4">
          <table:table-cell table:style-name="ce3" office:value-type="string">
            <text:p><text:span text:style-name="T3">[MQTT-2.1.2-2]</text:span><text:span text:style-name="T2">.</text:span></text:p>
          </table:table-cell>
          <table:table-cell table:style-name="ce9" office:value-type="string">
            <text:p><text:span text:style-name="T2"><text:s/></text:span><text:span text:style-name="T2">If Dup is 0 then the flow is the first occasion that the client or server has attempted to send the MQTT PUBLISH Packet. If Dup is 1 then this indicates that the flow might be re-delivery of an earlier packet.</text:span><text:span text:style-name="T3"> </text:span></text:p>
          </table:table-cell>
          <table:table-cell table:number-columns-repeated="2"/>
        </table:table-row>
        <table:table-row table:style-name="ro2">
          <table:table-cell table:style-name="ce2" office:value-type="string">
            <text:p>[MQTT-2.1.2-3]</text:p>
          </table:table-cell>
          <table:table-cell table:style-name="ce7" office:value-type="string">
            <text:p>This flag MUST be set to 1 by the client or server when it attempts to re-deliver a PUBLISH Packet.</text:p>
          </table:table-cell>
          <table:table-cell office:value-type="string">
            <text:p>Both</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4]</text:p>
          </table:table-cell>
          <table:table-cell table:style-name="ce7" office:value-type="string">
            <text:p>The Dup flag MUST be 0 for all QoS 0 messages If Dup 0 then the flow is the first occasion that the client or server has attempted to send the MQTT PUBLISH Packet.</text:p>
          </table:table-cell>
          <table:table-cell office:value-type="string">
            <text:p>Both</text:p>
          </table:table-cell>
          <table:table-cell office:value-type="string">
            <text:p>Check that the DUP flag is 0 for QoS 0.</text:p>
          </table:table-cell>
        </table:table-row>
        <table:table-row table:style-name="ro4">
          <table:table-cell table:style-name="ce2" office:value-type="string">
            <text:p>[MQTT-2.1.2-5]</text:p>
          </table:table-cell>
          <table:table-cell table:style-name="ce7" office:value-type="string">
            <text:p><text:s/>The value of the Dup flag from an incoming PUBLISH packet is not propagated when the PUBLISH Packet is sent to subscribers by the server. The Dup flag in the outgoing PUBLISH packet is set independently to the incoming PUBLISH packet.</text:p>
          </table:table-cell>
          <table:table-cell office:value-type="string">
            <text:p>Server</text:p>
          </table:table-cell>
          <table:table-cell office:value-type="string">
            <text:p>Publishing from server on reconnect – duplicate publishes.</text:p>
          </table:table-cell>
        </table:table-row>
        <table:table-row table:style-name="ro4">
          <table:table-cell table:style-name="ce2" office:value-type="string">
            <text:p>[MQTT-2.1.2-6]</text:p>
          </table:table-cell>
          <table:table-cell table:style-name="ce7" office:value-type="string">
            <text:p>If the retain flag is set to 1 , in a PUBLISH Packet sent by a Client to a Server, the Server MUST store the application message and its QoS, so that it can be delivered to future subscribers whose subscriptions match its topic name.</text:p>
          </table:table-cell>
          <table:table-cell office:value-type="string">
            <text:p>Server</text:p>
          </table:table-cell>
          <table:table-cell office:value-type="string">
            <text:p>Retained message storage. <text:s/>Set retained message and send it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text:p>
          </table:table-cell>
          <table:table-cell office:value-type="string">
            <text:p>Server</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10"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Server</text:p>
          </table:table-cell>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bit to 1 if a message is sent as a result of a new subscription being made by a client.</text:p>
          </table:table-cell>
          <table:table-cell office:value-type="string">
            <text:p>Server</text:p>
          </table:table-cell>
          <table:table-cell office:value-type="string">
            <text:p>Send retained messages to a client.</text:p>
          </table:table-cell>
        </table:table-row>
        <table:table-row table:style-name="ro2">
          <table:table-cell table:style-name="ce2" office:value-type="string">
            <text:p>[MQTT-2.1.2-10]</text:p>
          </table:table-cell>
          <table:table-cell table:style-name="ce7" office:value-type="string">
            <text:p>It MUST set the RETAIN bit to 0 when a PUBLISH Packet is sent to a client because it matches an established subscription regardless of how the bit was set in the message it received.</text:p>
          </table:table-cell>
          <table:table-cell office:value-type="string">
            <text:p>Server</text:p>
          </table:table-cell>
          <table:table-cell office:value-type="string">
            <text:p>Sending a message to a client as a result of a publish that had the retained flag set.</text:p>
          </table:table-cell>
        </table:table-row>
        <table:table-row table:style-name="ro5">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publication with the same topic name MUST be removed and any future subscribers for the topic will not receive a retained publication.</text:p>
          </table:table-cell>
          <table:table-cell office:value-type="string">
            <text:p>Server</text:p>
          </table:table-cell>
          <table:table-cell office:value-type="string">
            <text:p>Deleting a retained message</text:p>
          </table:table-cell>
        </table:table-row>
        <table:table-row table:style-name="ro2">
          <table:table-cell table:style-name="ce2" office:value-type="string">
            <text:p>[MQTT-2.1.2-12]</text:p>
          </table:table-cell>
          <table:table-cell table:style-name="ce11" office:value-type="string">
            <text:p>If the RETAIN flag is 0, in a PUBLISH Packet sent by a Client to a Server, the Server MUST NOT store the message and MUST NOT remove or replace any existing retained message.</text:p>
          </table:table-cell>
          <table:table-cell table:number-columns-repeated="2"/>
        </table:table-row>
        <table:table-row table:style-name="ro2">
          <table:table-cell table:style-name="ce2" office:value-type="string">
            <text:p>[MQTT-2.3.1-1]</text:p>
          </table:table-cell>
          <table:table-cell table:style-name="ce7" office:value-type="string">
            <text:p>SUBSCRIBE, UNSUBSCRIBE, and PUBLISH (in cases where QoS &gt; 0) MUST contain a non-zero 16-bit Packet Identifier.</text:p>
          </table:table-cell>
          <table:table-cell office:value-type="string">
            <text:p>Both</text:p>
          </table:table-cell>
          <table:table-cell office:value-type="string">
            <text:p>Normal SUBSCRIBE, UNSUBSCRIBE and PUBLISH. <text:s/>Packet id must be &gt; 0.</text:p>
          </table:table-cell>
        </table:table-row>
        <table:table-row table:style-name="ro2">
          <table:table-cell table:style-name="ce2" office:value-type="string">
            <text:p>[MQTT-2.3.1-1]</text:p>
          </table:table-cell>
          <table:table-cell table:style-name="ce7" office:value-type="string">
            <text:p>Each time a client sends a new packet of one of these types it MUST assign it a currently unused Packet Identifier.</text:p>
          </table:table-cell>
          <table:table-cell office:value-type="string">
            <text:p>Client</text:p>
          </table:table-cell>
          <table:table-cell office:value-type="string">
            <text:p>Don't reuse an existing Packet Identifier.</text:p>
          </table:table-cell>
        </table:table-row>
        <table:table-row table:style-name="ro6">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Client</text:p>
          </table:table-cell>
          <table:table-cell/>
        </table:table-row>
        <table:table-row table:style-name="ro1">
          <table:table-cell table:style-name="ce4" office:value-type="string">
            <text:p>[MQTT-2.3.1-4]</text:p>
          </table:table-cell>
          <table:table-cell table:style-name="ce7" office:value-type="string">
            <text:p>The same conditions apply to a server when it sends a PUBLISH with QoS &gt;0. </text:p>
          </table:table-cell>
          <table:table-cell office:value-type="string">
            <text:p>Server</text:p>
          </table:table-cell>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Both</text:p>
          </table:table-cell>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Both</text:p>
          </table:table-cell>
          <table:table-cell office:value-type="string">
            <text:p>Normal PUBLISH QoS 2 flow.</text:p>
          </table:table-cell>
        </table:table-row>
        <table:table-row table:style-name="ro2">
          <table:table-cell table:style-name="ce2" office:value-type="string">
            <text:p>[MQTT-2.3.1-7] </text:p>
          </table:table-cell>
          <table:table-cell table:style-name="ce7" office:value-type="string">
            <text:p>Similarly SUBACK and UNSUBACK MUST contain the Packet Identifier that was used in the corresponding SUBSCRIBE and UNSUBSCRIBE Packet respectively</text:p>
          </table:table-cell>
          <table:table-cell office:value-type="string">
            <text:p>Both</text:p>
          </table:table-cell>
          <table:table-cell office:value-type="string">
            <text:p>Normal SUBSCRIBE and UNSUBSCRIBE flows.</text:p>
          </table:table-cell>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Client</text:p>
          </table:table-cell>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Server</text:p>
          </table:table-cell>
          <table:table-cell/>
        </table:table-row>
        <table:table-row table:style-name="ro4">
          <table:table-cell table:style-name="ce3" office:value-type="string">
            <text:p><text:span text:style-name="T1">[MQTT-3.1.2-0]</text:span><text:span text:style-name="T2">.</text:span></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Server</text:p>
          </table:table-cell>
          <table:table-cell/>
        </table:table-row>
        <table:table-row table:style-name="ro4">
          <table:table-cell table:style-name="ce2" office:value-type="string">
            <text:p>[MQTT-3.1.2-1]</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Server</text:p>
          </table:table-cell>
          <table:table-cell/>
        </table:table-row>
        <table:table-row table:style-name="ro2">
          <table:table-cell table:style-name="ce2" office:value-type="string">
            <text:p>[MQTT-3.1.2-2]</text:p>
          </table:table-cell>
          <table:table-cell table:style-name="ce7" office:value-type="string">
            <text:p>The server MUST validate that reserved bits are set to zero and disconnect the client if they are not zero.</text:p>
          </table:table-cell>
          <table:table-cell office:value-type="string">
            <text:p>Server</text:p>
          </table:table-cell>
          <table:table-cell/>
        </table:table-row>
        <table:table-row table:style-name="ro2">
          <table:table-cell table:style-name="ce5" office:value-type="string">
            <text:p>[MQTT-3.1.2-3]</text:p>
          </table:table-cell>
          <table:table-cell table:style-name="ce7" office:value-type="string">
            <text:p><text:s/>The Client and Server MUST store the Session after the Client and Server are disconnected disconnection.</text:p>
          </table:table-cell>
          <table:table-cell office:value-type="string">
            <text:p>Both</text:p>
          </table:table-cell>
          <table:table-cell/>
        </table:table-row>
        <table:table-row table:style-name="ro2">
          <table:table-cell table:style-name="ce2" office:value-type="string">
            <text:p>[MQTT-3.1.2-4]</text:p>
          </table:table-cell>
          <table:table-cell table:style-name="ce7" office:value-type="string">
            <text:p>After disconnection, the Server MUST accumulate further QoS 1 and QoS 2 messages that match any subscriptions that the client had at the time of disconnection.</text:p>
          </table:table-cell>
          <table:table-cell office:value-type="string">
            <text:p>Server</text:p>
          </table:table-cell>
          <table:table-cell/>
        </table:table-row>
        <table:table-row table:style-name="ro2">
          <table:table-cell table:style-name="ce2" office:value-type="string">
            <text:p>[MQTT-3.1.2-5]</text:p>
          </table:table-cell>
          <table:table-cell table:style-name="ce7" office:value-type="string">
            <text:p>If set to 1, the Client and Server MUST discard any previous Session and start a new one. This Session lasts as long as the Network Connection and MUST NOT be reused.</text:p>
          </table:table-cell>
          <table:table-cell office:value-type="string">
            <text:p>Both</text:p>
          </table:table-cell>
          <table:table-cell/>
        </table:table-row>
        <table:table-row table:style-name="ro2">
          <table:table-cell table:style-name="ce2" office:value-type="string">
            <text:p>[MQTT-3.1.2.6]</text:p>
          </table:table-cell>
          <table:table-cell table:style-name="ce7" office:value-type="string">
            <text:p>Retained publications do not form part of the Session state in the server, they MUST NOT be deleted when the Session ends.</text:p>
          </table:table-cell>
          <table:table-cell office:value-type="string">
            <text:p>Server</text:p>
          </table:table-cell>
          <table:table-cell/>
        </table:table-row>
        <table:table-row table:style-name="ro4">
          <table:table-cell table:style-name="ce2" office:value-type="string">
            <text:p>[MQTT-3.1.2-7]</text:p>
          </table:table-cell>
          <table:table-cell table:style-name="ce7" office:value-type="string">
            <text:p>The Will Flag indicates that a Will Message MUST be published by the server when the server detects that the client is disconnected for any reason other than the client flowing a DISCONNECT Packet.</text:p>
          </table:table-cell>
          <table:table-cell office:value-type="string">
            <text:p>Server</text:p>
          </table:table-cell>
          <table:table-cell/>
        </table:table-row>
        <table:table-row table:style-name="ro2">
          <table:table-cell table:style-name="ce2" office:value-type="string">
            <text:p>[MQTT-3.1.2-8]</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lient</text:p>
          </table:table-cell>
          <table:table-cell/>
        </table:table-row>
        <table:table-row table:style-name="ro1">
          <table:table-cell table:style-name="ce2" office:value-type="string">
            <text:p>[MQTT-3.1.2-9]</text:p>
          </table:table-cell>
          <table:table-cell table:style-name="ce7" office:value-type="string">
            <text:p>If the Will Flag is set to 0, then the Will QoS MUST be set to 0 <text:s/>(0x00).</text:p>
          </table:table-cell>
          <table:table-cell office:value-type="string">
            <text:p>Client</text:p>
          </table:table-cell>
          <table:table-cell/>
        </table:table-row>
        <table:table-row table:style-name="ro2">
          <table:table-cell table:style-name="ce4" office:value-type="string">
            <text:p>[MQTT-3.1.2-10]</text:p>
          </table:table-cell>
          <table:table-cell table:style-name="ce7" office:value-type="string">
            <text:p>If the Will Flag is set to 1, the value of Will QoS can be 0 (0x00), 1 (0x01), or 2 (0x02). It MUST NOT be 3 (0x03). </text:p>
          </table:table-cell>
          <table:table-cell office:value-type="string">
            <text:p>Client</text:p>
          </table:table-cell>
          <table:table-cell/>
        </table:table-row>
        <table:table-row table:style-name="ro1">
          <table:table-cell table:style-name="ce2" office:value-type="string">
            <text:p>[MQTT-3.1.2-11]</text:p>
          </table:table-cell>
          <table:table-cell table:style-name="ce7" office:value-type="string">
            <text:p>If the Will Flag is set to 0, then the Will Retain Flag MUST be set to 0.</text:p>
          </table:table-cell>
          <table:table-cell table:number-columns-repeated="2"/>
        </table:table-row>
        <table:table-row table:style-name="ro2">
          <table:table-cell table:style-name="ce2" office:value-type="string">
            <text:p>[MQTT-3.1.2-12]</text:p>
          </table:table-cell>
          <table:table-cell table:style-name="ce7" office:value-type="string">
            <text:p>If the Will Flag is set to 1 and If Will Retain is set to 0, the server MUST publish the will message as a non-retained publication.</text:p>
          </table:table-cell>
          <table:table-cell office:value-type="string">
            <text:p>Server</text:p>
          </table:table-cell>
          <table:table-cell office:value-type="string">
            <text:p>Send a non-retained will message.</text:p>
          </table:table-cell>
        </table:table-row>
        <table:table-row table:style-name="ro2">
          <table:table-cell table:style-name="ce2" office:value-type="string">
            <text:p>[MQTT-3.1.2-13]</text:p>
          </table:table-cell>
          <table:table-cell table:style-name="ce7" office:value-type="string">
            <text:p>If the Will Flag is set to 1 and If Will Retain is set to 1, the server MUST publish the will message as a retained publication.</text:p>
          </table:table-cell>
          <table:table-cell office:value-type="string">
            <text:p>Server</text:p>
          </table:table-cell>
          <table:table-cell office:value-type="string">
            <text:p>Send a retained will message</text:p>
          </table:table-cell>
        </table:table-row>
        <table:table-row table:style-name="ro1">
          <table:table-cell table:style-name="ce2" office:value-type="string">
            <text:p>[MQTT-3.1.2-14]</text:p>
          </table:table-cell>
          <table:table-cell table:style-name="ce7" office:value-type="string">
            <text:p>If the User Name Flag is set to 0, a user name MUST NOT be present in the payload.</text:p>
          </table:table-cell>
          <table:table-cell office:value-type="string">
            <text:p>Both</text:p>
          </table:table-cell>
          <table:table-cell office:value-type="string">
            <text:p>Server should close the session if not.</text:p>
          </table:table-cell>
        </table:table-row>
        <table:table-row table:style-name="ro1">
          <table:table-cell table:style-name="ce2" office:value-type="string">
            <text:p>[MQTT-3.1.2-15]</text:p>
          </table:table-cell>
          <table:table-cell table:style-name="ce7" office:value-type="string">
            <text:p>If the User Name Flag is set to 1, a user name MUST be present in the payload.</text:p>
          </table:table-cell>
          <table:table-cell table:number-columns-repeated="2"/>
        </table:table-row>
        <table:table-row table:style-name="ro1">
          <table:table-cell table:style-name="ce2" office:value-type="string">
            <text:p>[MQTT-3.1.2-16]</text:p>
          </table:table-cell>
          <table:table-cell table:style-name="ce7" office:value-type="string">
            <text:p>If the Password Flag is set to 0, a password MUST NOT be present in the payload.</text:p>
          </table:table-cell>
          <table:table-cell table:number-columns-repeated="2"/>
        </table:table-row>
        <table:table-row table:style-name="ro1">
          <table:table-cell table:style-name="ce2" office:value-type="string">
            <text:p>[MQTT-3.1.2-17]</text:p>
          </table:table-cell>
          <table:table-cell table:style-name="ce7" office:value-type="string">
            <text:p>If the Password Flag is set to 1, a password MUST be present in the payload.</text:p>
          </table:table-cell>
          <table:table-cell table:number-columns-repeated="2"/>
        </table:table-row>
        <table:table-row table:style-name="ro1">
          <table:table-cell table:style-name="ce2" office:value-type="string">
            <text:p>[MQTT-3.1.2-18]</text:p>
          </table:table-cell>
          <table:table-cell table:style-name="ce7" office:value-type="string">
            <text:p>If the User Name Flag is set to 0 then the Password Flag MUST be set to 0.</text:p>
          </table:table-cell>
          <table:table-cell office:value-type="string">
            <text:p>Both</text:p>
          </table:table-cell>
          <table:table-cell/>
        </table:table-row>
        <table:table-row table:style-name="ro1">
          <table:table-cell table:style-name="ce2" office:value-type="string">
            <text:p>[MQTT-3.1.2-19]</text:p>
          </table:table-cell>
          <table:table-cell table:style-name="ce7" office:value-type="string">
            <text:p>In the absence of sending any other Control Packets, the client MUST send a PINGREQ Packet.</text:p>
          </table:table-cell>
          <table:table-cell office:value-type="string">
            <text:p>Client</text:p>
          </table:table-cell>
          <table:table-cell/>
        </table:table-row>
        <table:table-row table:style-name="ro2">
          <table:table-cell table:style-name="ce2" office:value-type="string">
            <text:p>[MQTT-3.1.2-20]</text:p>
          </table:table-cell>
          <table:table-cell table:style-name="ce7" office:value-type="string">
            <text:p>If the server does not receive a Control Packet from the client within one and a half times the Keep Alive time period, it MUST disconnect the client as if the network had failed.</text:p>
          </table:table-cell>
          <table:table-cell office:value-type="string">
            <text:p>Server</text:p>
          </table:table-cell>
          <table:table-cell/>
        </table:table-row>
        <table:table-row table:style-name="ro2">
          <table:table-cell table:style-name="ce2" office:value-type="string">
            <text:p>[MQTT-3.1.3-1]</text:p>
          </table:table-cell>
          <table:table-cell table:style-name="ce7" office:value-type="string">
            <text:p><text:s/>The ClientId MUST be used by clients and by servers to identify state that they hold relating to this MQTT connection between the client and the server </text:p>
          </table:table-cell>
          <table:table-cell office:value-type="string">
            <text:p>Both</text:p>
          </table:table-cell>
          <table:table-cell/>
        </table:table-row>
        <table:table-row table:style-name="ro1">
          <table:table-cell table:style-name="ce2" office:value-type="string">
            <text:p>[MQTT-3.1.3-2]</text:p>
          </table:table-cell>
          <table:table-cell table:style-name="ce7" office:value-type="string">
            <text:p>The Client Identifier (ClientId) MUST be present and is the first field in the payload.</text:p>
          </table:table-cell>
          <table:table-cell table:number-columns-repeated="2"/>
        </table:table-row>
        <table:table-row table:style-name="ro7">
          <table:table-cell table:style-name="ce2" office:value-type="string">
            <text:p>[MQTT-3.1.3-3]</text:p>
          </table:table-cell>
          <table:table-cell table:style-name="ce8" office:value-type="string">
            <text:p><text:span text:style-name="T2">The ClientId MUST comprise only Unicode </text:span><text:span text:style-name="T4">[Unicode63]</text:span><text:span text:style-name="T2"> characters, and the length of the UTF-8 encoding MUST be at least zero bytes and no more than 65535 bytes.</text:span></text:p>
          </table:table-cell>
          <table:table-cell table:number-columns-repeated="2"/>
        </table:table-row>
        <table:table-row table:style-name="ro5">
          <table:table-cell table:style-name="ce2" office:value-type="string">
            <text:p>[MQTT-3.1.3-4]</text:p>
          </table:table-cell>
          <table:table-cell table:style-name="ce7" office:value-type="string">
            <text:p>The server MAY restrict the ClientId it allows in terms of their lengths and the characters they contain, however the server MUST allow ClientId’s which are between 1 and 23 UTF-8 encoded bytes in length, and contain only the characters "0123456789abcdefghijklmnopqrstuvwxyzABCDEFGHIJKLMNOPQRSTUVWXYZ".</text:p>
          </table:table-cell>
          <table:table-cell office:value-type="string">
            <text:p>Server</text:p>
          </table:table-cell>
          <table:table-cell/>
        </table:table-row>
        <table:table-row table:style-name="ro4">
          <table:table-cell table:style-name="ce2" office:value-type="string">
            <text:p>[MQTT-3.1.3-5]</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Server</text:p>
          </table:table-cell>
          <table:table-cell office:value-type="string">
            <text:p>Optional.</text:p>
          </table:table-cell>
        </table:table-row>
        <table:table-row table:style-name="ro1">
          <table:table-cell table:style-name="ce2" office:value-type="string">
            <text:p>[MQTT-3.1.3-6]</text:p>
          </table:table-cell>
          <table:table-cell table:style-name="ce7" office:value-type="string">
            <text:p>If the client supplies a zero-byte ClientId, the client MUST also set Clean Session to 1.</text:p>
          </table:table-cell>
          <table:table-cell office:value-type="string">
            <text:p>Both</text:p>
          </table:table-cell>
          <table:table-cell/>
        </table:table-row>
        <table:table-row table:style-name="ro4">
          <table:table-cell table:style-name="ce2" office:value-type="string">
            <text:p>[MQTT-3.1.3-7]</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2" office:value-type="string">
            <text:p>[MQTT-3.1.3-8]</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3" office:value-type="string">
            <text:p><text:span text:style-name="T2">.</text:span><text:span text:style-name="T1"> [MQTT-3.1.4-1]</text:span></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Server</text:p>
          </table:table-cell>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Server</text:p>
          </table:table-cell>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Server</text:p>
          </table:table-cell>
          <table:table-cell/>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Server</text:p>
          </table:table-cell>
          <table:table-cell/>
        </table:table-row>
        <table:table-row table:style-name="ro2">
          <table:table-cell table:style-name="ce2" office:value-type="string">
            <text:p>[MQTT-3.2.2-1]</text:p>
          </table:table-cell>
          <table:table-cell table:style-name="ce7" office:value-type="string">
            <text:p>If none of these return codes are deemed applicable, then the server MUST close the Network Connection without flowing a CONNACK.</text:p>
          </table:table-cell>
          <table:table-cell office:value-type="string">
            <text:p>Server</text:p>
          </table:table-cell>
          <table:table-cell/>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Both</text:p>
          </table:table-cell>
          <table:table-cell/>
        </table:table-row>
        <table:table-row table:style-name="ro2">
          <table:table-cell table:style-name="ce2" office:value-type="string">
            <text:p>[MQTT-3.3.2-2]</text:p>
          </table:table-cell>
          <table:table-cell table:style-name="ce7" office:value-type="string">
            <text:p>The topic name in the PUBLISH Packet received by a subscribing client MUST NOT contain wild card characters.</text:p>
          </table:table-cell>
          <table:table-cell office:value-type="string">
            <text:p>Server</text:p>
          </table:table-cell>
          <table:table-cell/>
        </table:table-row>
        <table:table-row table:style-name="ro2">
          <table:table-cell table:style-name="ce2" office:value-type="string">
            <text:p>[MQTT-3.3.5-1]</text:p>
          </table:table-cell>
          <table:table-cell table:style-name="ce7" office:value-type="string">
            <text:p>The server MUST deliver the message to the client respecting the maximum QoS of all the matching subscriptions.</text:p>
          </table:table-cell>
          <table:table-cell office:value-type="string">
            <text:p>Server</text:p>
          </table:table-cell>
          <table:table-cell office:value-type="string">
            <text:p>Overlapping subscriptions with different QoSs. <text:s/>Must send one message with highest QoS. <text:s/>May send others matching other subscriptions.</text:p>
          </table:table-cell>
        </table:table-row>
        <table:table-row table:style-name="ro4">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Server</text:p>
          </table:table-cell>
          <table:table-cell office:value-type="string">
            <text:p>Publish to an unauthorized topic.</text:p>
          </table:table-cell>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6.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Both?</text:p>
          </table:table-cell>
          <table:table-cell office:value-type="string">
            <text:p>Pubrel packet in QoS 2 exchanges.</text:p>
          </table:table-cell>
        </table:table-row>
        <table:table-row table:style-name="ro2">
          <table:table-cell table:style-name="ce2" office:value-type="string">
            <text:p>[MQTT-3.6.4-1]</text:p>
          </table:table-cell>
          <table:table-cell table:style-name="ce7" office:value-type="string">
            <text:p>When the sender of a PUBREC Packet receives a PUBREL Packet it MUST reply with a PUBCOMP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8.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Server</text:p>
          </table:table-cell>
          <table:table-cell office:value-type="string">
            <text:p>Server to close session if SUBSCRIBE is has bits in the fixed header erroneously set.</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Server</text:p>
          </table:table-cell>
          <table:table-cell office:value-type="string">
            <text:p>Normal subscrbe handling.</text:p>
          </table:table-cell>
        </table:table-row>
        <table:table-row table:style-name="ro1">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Server</text:p>
          </table:table-cell>
          <table:table-cell office:value-type="string">
            <text:p>Normal subscrbe handling.</text:p>
          </table:table-cell>
        </table:table-row>
        <table:table-row table:style-name="ro4">
          <table:table-cell table:style-name="ce2" office:value-type="string">
            <text:p>[MQTT-3.8.4-3]</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8.4-4]</text:p>
          </table:table-cell>
          <table:table-cell table:style-name="ce7" office:value-type="string">
            <text:p>A SUBACK Packet MUST be sent to the Client by the Server containing a return code for each Topic Filter/QoS pair.</text:p>
          </table:table-cell>
          <table:table-cell office:value-type="string">
            <text:p>Server</text:p>
          </table:table-cell>
          <table:table-cell/>
        </table:table-row>
        <table:table-row table:style-name="ro2">
          <table:table-cell table:style-name="ce2" office:value-type="string">
            <text:p>[MQTT-3.8.4-5]</text:p>
          </table:table-cell>
          <table:table-cell table:style-name="ce7" office:value-type="string">
            <text:p>The QoS of Payload Messages sent in response to a subscription MUST be the minimum of the QoS of the originally published message and the maximum QoS granted by the Server.</text:p>
          </table:table-cell>
          <table:table-cell office:value-type="string">
            <text:p>Server</text:p>
          </table:table-cell>
          <table:table-cell office:value-type="string">
            <text:p>Reducing QoS on outgoing publish.</text:p>
          </table:table-cell>
        </table:table-row>
        <table:table-row table:style-name="ro2">
          <table:table-cell table:style-name="ce2" office:value-type="string">
            <text:p>[MQTT-3.9.3-1]</text:p>
          </table:table-cell>
          <table:table-cell table:style-name="ce7" office:value-type="string">
            <text:p>The order of return codes in the SUBACK Packet MUST match the order of Topic Filters in the SUBSCRIBE Packet.</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10.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table:number-columns-repeated="2"/>
        </table:table-row>
        <table:table-row table:style-name="ro4">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table:number-columns-repeated="2"/>
        </table:table-row>
        <table:table-row table:style-name="ro2">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table:number-columns-repeated="2"/>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table:number-columns-repeated="2"/>
        </table:table-row>
        <table:table-row table:style-name="ro4">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table:number-columns-repeated="2"/>
        </table:table-row>
        <table:table-row table:style-name="ro1">
          <table:table-cell table:style-name="ce2" office:value-type="string">
            <text:p>[MQTT-3.10.3-5]</text:p>
          </table:table-cell>
          <table:table-cell table:style-name="ce7" office:value-type="string">
            <text:p>Even where no Topic Filters are deleted, the server MUST respond with an UNSUBACK.</text:p>
          </table:table-cell>
          <table:table-cell table:number-columns-repeated="2"/>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table:number-columns-repeated="2"/>
        </table:table-row>
        <table:table-row table:style-name="ro1">
          <table:table-cell table:style-name="ce2" office:value-type="string">
            <text:p>[MQTT-3.14.4-1]</text:p>
          </table:table-cell>
          <table:table-cell table:style-name="ce7" office:value-type="string">
            <text:p>After sending a DISCONNECT Packet the Client MUST close the Network Connection.</text:p>
          </table:table-cell>
          <table:table-cell table:number-columns-repeated="2"/>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table:number-columns-repeated="2"/>
        </table:table-row>
        <table:table-row table:style-name="ro8">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Server</text:p>
          </table:table-cell>
          <table:table-cell office:value-type="string">
            <text:p>Connect a client with a will message and disconnect. <text:s/>Ensure no message is published to the will topic.</text:p>
          </table:table-cell>
        </table:table-row>
        <table:table-row table:style-name="ro1">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Both</text:p>
          </table:table-cell>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office:value-type="string">
            <text:p>Both</text:p>
          </table:table-cell>
          <table:table-cell office:value-type="string">
            <text:p>Use TCP/I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Both</text:p>
          </table:table-cell>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table:number-columns-repeated="2"/>
        </table:table-row>
        <table:table-row table:style-name="ro2">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table:number-columns-repeated="2"/>
        </table:table-row>
        <table:table-row table:style-name="ro2">
          <table:table-cell table:style-name="ce2" office:value-type="string">
            <text:p>[MQTT-4.3.3-1]</text:p>
          </table:table-cell>
          <table:table-cell table:style-name="ce7" office:value-type="string">
            <text:p>The Server MUST store the message in accordance to its QoS properties and ensure onward delivery to applicable subscribers.</text:p>
          </table:table-cell>
          <table:table-cell office:value-type="string">
            <text:p>Server</text:p>
          </table:table-cell>
          <table:table-cell/>
        </table:table-row>
        <table:table-row table:style-name="ro2">
          <table:table-cell table:style-name="ce2" office:value-type="string">
            <text:p>[MQTT-4.4.0-1]</text:p>
          </table:table-cell>
          <table:table-cell table:style-name="ce7" office:value-type="string">
            <text:p>When a Client reconnects with CleanSession = 0, both the client and server MUST redeliver any previous in-flight messages.</text:p>
          </table:table-cell>
          <table:table-cell office:value-type="string">
            <text:p>Both</text:p>
          </table:table-cell>
          <table:table-cell/>
        </table:table-row>
        <table:table-row table:style-name="ro1">
          <table:table-cell table:style-name="ce2" office:value-type="string">
            <text:p>[MQTT-4.4.0-2]</text:p>
          </table:table-cell>
          <table:table-cell table:style-name="ce7" office:value-type="string">
            <text:p>The PUBLISH packet MUST set Dup1 when it is redelivered.</text:p>
          </table:table-cell>
          <table:table-cell table:number-columns-repeated="2"/>
        </table:table-row>
        <table:table-row table:style-name="ro2">
          <table:table-cell table:style-name="ce2" office:value-type="string">
            <text:p>[MQTT-4.5.0-1]</text:p>
          </table:table-cell>
          <table:table-cell table:style-name="ce7" office:value-type="string">
            <text:p>The client MUST acknowledge any Publish Packet it receives according to the applicable QoS rules regardless of whether it elects to process the application message.</text:p>
          </table:table-cell>
          <table:table-cell office:value-type="string">
            <text:p>Client</text:p>
          </table:table-cell>
          <table:table-cell/>
        </table:table-row>
        <table:table-row table:style-name="ro2">
          <table:table-cell table:style-name="ce2" office:value-type="string">
            <text:p>[MQTT-4.6.0-1]</text:p>
          </table:table-cell>
          <table:table-cell table:style-name="ce7" office:value-type="string">
            <text:p>If client resends any PUBLISH packets, it MUST resend them in the order in which the original PUBLISH packets were sent (this applies to QoS 1 and QoS 2 messages).</text:p>
          </table:table-cell>
          <table:table-cell office:value-type="string">
            <text:p>Client</text:p>
          </table:table-cell>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Client</text:p>
          </table:table-cell>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Client</text:p>
          </table:table-cell>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Client</text:p>
          </table:table-cell>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Server</text:p>
          </table:table-cell>
          <table:table-cell office:value-type="string">
            <text:p>For the interops day, only test ordered topics.</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Server MUST send PUBLISH packets to consumers (for the same Topic and QoS) in the order that they were received from any given client.</text:p>
          </table:table-cell>
          <table:table-cell office:value-type="string">
            <text:p>Server</text:p>
          </table:table-cell>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 of a PUBLISH Packet.</text:p>
          </table:table-cell>
          <table:table-cell office:value-type="string">
            <text:p>Both</text:p>
          </table:table-cell>
          <table:table-cell/>
        </table:table-row>
        <table:table-row table:style-name="ro2">
          <table:table-cell table:style-name="ce2" office:value-type="string">
            <text:p>[MQTT-4.7.1-2]</text:p>
          </table:table-cell>
          <table:table-cell table:style-name="ce7" office:value-type="string">
            <text:p>The multi-level wildcard character MUST be specified on its own or following a topic level separator, in either case it MUST be the last character specified in the Topic Filter.</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Both</text:p>
          </table:table-cell>
          <table:table-cell/>
        </table:table-row>
        <table:table-row table:style-name="ro1">
          <table:table-cell table:style-name="ce2" office:value-type="string">
            <text:p>[MQTT-4.7.3-1]</text:p>
          </table:table-cell>
          <table:table-cell table:style-name="ce7" office:value-type="string">
            <text:p>A topic names and Topic Filters MUST be at least one character long.</text:p>
          </table:table-cell>
          <table:table-cell office:value-type="string">
            <text:p>Both</text:p>
          </table:table-cell>
          <table:table-cell/>
        </table:table-row>
        <table:table-row table:style-name="ro7">
          <table:table-cell table:style-name="ce2" office:value-type="string">
            <text:p>[MQTT-4.7.3-2]</text:p>
          </table:table-cell>
          <table:table-cell table:style-name="ce8" office:value-type="string">
            <text:p><text:span text:style-name="T2">Topic names and Topic Filters MUST NOT include the null character (Unicode \x0000) </text:span><text:span text:style-name="T4">[Unicode63]</text:span><text:span text:style-name="T2">.</text:span></text:p>
          </table:table-cell>
          <table:table-cell office:value-type="string">
            <text:p>Both</text:p>
          </table:table-cell>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table:style-name="ce15" office:value-type="string">
            <text:p>Server: mandatory. Client: optional</text:p>
          </table:table-cell>
          <table:table-cell/>
        </table:table-row>
        <table:table-row table:style-name="ro2">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Both</text:p>
          </table:table-cell>
          <table:table-cell/>
        </table:table-row>
        <table:table-row table:style-name="ro9" table:number-rows-repeated="1048466">
          <table:table-cell table:number-columns-repeated="4"/>
        </table:table-row>
        <table:table-row table:style-name="ro9">
          <table:table-cell table:number-columns-repeated="4"/>
        </table:table-row>
      </table:table>
      <table:table table:name="Sheet2" table:style-name="ta1" table:print="false">
        <table:table-column table:style-name="co6" table:default-cell-style-name="Default"/>
        <table:table-column table:style-name="co7" table:default-cell-style-name="ce12"/>
        <table:table-column table:style-name="co8" table:default-cell-style-name="ce28"/>
        <table:table-column table:style-name="co8" table:default-cell-style-name="ce17"/>
        <table:table-row table:style-name="ro1">
          <table:table-cell table:style-name="ce18" office:value-type="string">
            <text:p>Statement No.</text:p>
          </table:table-cell>
          <table:table-cell table:style-name="ce6" office:value-type="string">
            <text:p>Normative Statement</text:p>
          </table:table-cell>
          <table:table-cell table:style-name="ce27" office:value-type="string">
            <text:p>Client Test</text:p>
          </table:table-cell>
          <table:table-cell table:style-name="ce16" office:value-type="string">
            <text:p>Server Test</text:p>
          </table:table-cell>
        </table:table-row>
        <table:table-row table:style-name="ro1">
          <table:table-cell table:style-name="ce18" office:value-type="string" table:number-columns-spanned="4" table:number-rows-spanned="1">
            <text:p>Introduction – Terminology</text:p>
          </table:table-cell>
          <table:covered-table-cell table:style-name="ce6"/>
          <table:covered-table-cell table:style-name="ce27"/>
          <table:covered-table-cell table:style-name="ce16"/>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N/A</text:p>
          </table:table-cell>
          <table:table-cell table:style-name="ce32" office:value-type="string">
            <text:p>Subscribe to a topic which matches an existing subscription. Subscriptions.py</text:p>
          </table:table-cell>
        </table:table-row>
        <table:table-row table:style-name="ro1">
          <table:table-cell table:style-name="ce19" office:value-type="string" table:number-columns-spanned="4" table:number-rows-spanned="1">
            <text:p>Introduction – Data representations</text:p>
          </table:table-cell>
          <table:covered-table-cell table:style-name="ce7"/>
          <table:covered-table-cell table:number-columns-repeated="2"/>
        </table:table-row>
        <table:table-row table:style-name="ro10">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Unicode spec </text:span><text:span text:style-name="T4">[Unicode63]</text:span><text:span text:style-name="T2"> and restated in RFC 3629 [RFC 3629]. In particular the encoded data MUST NOT include encodings of code points between U+D800 and U+DFFF. If a receiver (Server or Client) receives a control packet containing ill-formed UTF-8 it MUST close the network connection. </text:span></text:p>
          </table:table-cell>
          <table:table-cell office:value-type="string">
            <text:p>Have the server send ill formed UTF-8 to client.</text:p>
          </table:table-cell>
          <table:table-cell table:style-name="ce32" office:value-type="string">
            <text:p>Send ill-formed UTF-8 to server. start.py</text:p>
          </table:table-cell>
        </table:table-row>
        <table:table-row table:style-name="ro4">
          <table:table-cell table:style-name="ce4" office:value-type="string">
            <text:p>[MQTT-1.4.0-2]</text:p>
          </table:table-cell>
          <table:table-cell table:style-name="ce22" office:value-type="string">
            <text:p><text:span text:style-name="T2">The UTF-8 encoded string</text:span><text:span text:style-name="T3"> </text:span><text:span text:style-name="T2"><text:s/>MUST NOT include an encoding of the null character U+0000. If a receiver (Server or Client) receives a control packet containing U+0000 it MUST close the network connection.</text:span></text:p>
          </table:table-cell>
          <table:table-cell office:value-type="string">
            <text:p>Have the server send a null in UTF-8 data to client.</text:p>
          </table:table-cell>
          <table:table-cell table:style-name="ce32" office:value-type="string">
            <text:p>Send a null character to server. <text:s/>Should close the connection. MQTTV311.py</text:p>
          </table:table-cell>
        </table:table-row>
        <table:table-row table:style-name="ro4">
          <table:table-cell table:style-name="ce4" office:value-type="string">
            <text:p>[MQTT-1.4.0-3]</text:p>
          </table:table-cell>
          <table:table-cell table:style-name="ce7" office:value-type="string">
            <text:p>The UTF-8 encoded sequence 0xEF 0xBB 0xBF is always to be interpreted to mean U+FEFF ("ZERO WIDTH NO-BREAK SPACE") wherever it appears in a string and MUST NOT be skipped over or stripped off by a packet receiver.</text:p>
          </table:table-cell>
          <table:table-cell office:value-type="string">
            <text:p>Have the server send 0xEF 0xBB 0xBF to client.</text:p>
          </table:table-cell>
          <table:table-cell table:style-name="ce32" office:value-type="string">
            <text:p>Send 0xEF 0xBB 0xBF to server. <text:s/>Should not be skipped over or stripped. <text:s/>Put it into a topic, so it can be received. MQTTV311.py</text:p>
          </table:table-cell>
        </table:table-row>
        <table:table-row table:style-name="ro1">
          <table:table-cell table:style-name="ce20" office:value-type="string" table:number-columns-spanned="4" table:number-rows-spanned="1">
            <text:p>Control Packet Format</text:p>
          </table:table-cell>
          <table:covered-table-cell table:style-name="ce23"/>
          <table:covered-table-cell table:style-name="ce29"/>
          <table:covered-table-cell table:style-name="ce33"/>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table:style-name="ce30" office:value-type="string">
            <text:p>Have the server send invalid packet to client.</text:p>
          </table:table-cell>
          <table:table-cell table:style-name="ce32" office:value-type="string">
            <text:p>Send invalid packet to server – close connection. MQTTBrokers.py</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Have the server send invalid flags to client.</text:p>
          </table:table-cell>
          <table:table-cell office:value-type="string">
            <text:p>Invalid flags in MQTT packet. <text:s/>Close connection.</text:p>
          </table:table-cell>
        </table:table-row>
        <table:table-row table:style-name="ro4">
          <table:table-cell table:style-name="ce2" office:value-type="string">
            <text:p>[MQTT-2.1.2-2].</text:p>
          </table:table-cell>
          <table:table-cell table:style-name="ce7" office:value-type="string">
            <text:p>If Dup is 0 then the flow is the first occasion that the Client or Server has attempted to send the MQTT PUBLISH Packet. If Dup is 1 then this indicates that the flow might be re-delivery of an earlier packet. </text:p>
          </table:table-cell>
          <table:table-cell office:value-type="string">
            <text:p>Connection break and reestablishment.</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3]</text:p>
          </table:table-cell>
          <table:table-cell table:style-name="ce7" office:value-type="string">
            <text:p>The Dup flag MUST be set to 1 by the Client or Server when it attempts to re-deliver a PUBLISH Packet.</text:p>
          </table:table-cell>
          <table:table-cell office:value-type="string">
            <text:p>Force the client to redeliver messages after a connection break.</text:p>
          </table:table-cell>
          <table:table-cell office:value-type="string">
            <text:p>Check that the DUP flag is 1 for packet redelivery.</text:p>
          </table:table-cell>
        </table:table-row>
        <table:table-row table:style-name="ro1">
          <table:table-cell table:style-name="ce2" office:value-type="string">
            <text:p>[MQTT-2.1.2-4]</text:p>
          </table:table-cell>
          <table:table-cell table:style-name="ce7" office:value-type="string">
            <text:p>The Dup flag MUST be 0 for all QoS 0 messages </text:p>
          </table:table-cell>
          <table:table-cell office:value-type="string">
            <text:p>Have the server check that messages from the client have DUP flag 0 for QoS 0.</text:p>
          </table:table-cell>
          <table:table-cell office:value-type="string">
            <text:p>Check that the DUP flag is 0 for QoS 0.</text:p>
          </table:table-cell>
        </table:table-row>
        <table:table-row table:style-name="ro5">
          <table:table-cell table:style-name="ce2" office:value-type="string">
            <text:p>[MQTT-2.1.2-5]</text:p>
          </table:table-cell>
          <table:table-cell table:style-name="ce7" office:value-type="string">
            <text:p>The value of the Dup flag from an incoming PUBLISH packet is not propagated when the PUBLISH Packet is sent to subscribers by the Server. The Dup flag in the outgoing PUBLISH packet MUST BE set independently to the incoming PUBLISH packet.</text:p>
          </table:table-cell>
          <table:table-cell office:value-type="string">
            <text:p>N/A</text:p>
          </table:table-cell>
          <table:table-cell office:value-type="string">
            <text:p>DUP flag in outgoing publications as a result of incoming publication with DUP flag set, is False.</text:p>
          </table:table-cell>
        </table:table-row>
        <table:table-row table:style-name="ro4">
          <table:table-cell table:style-name="ce2" office:value-type="string">
            <text:p>[MQTT-2.1.2-6]</text:p>
          </table:table-cell>
          <table:table-cell table:style-name="ce7" office:value-type="string">
            <text:p>If the retain flag is set to 1, in a PUBLISH Packet sent by a Client to a Server, the Server MUST store the application message and its QoS, so that it can be delivered to future subscribers whose subscriptions match its topic name. </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 </text:p>
          </table:table-cell>
          <table:table-cell office:value-type="string">
            <text:p>N/A</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24"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flag to 1 if a message is sent as a result of a new subscription being made by a Client .</text:p>
          </table:table-cell>
          <table:table-cell office:value-type="string">
            <text:p>N/A</text:p>
          </table:table-cell>
          <table:table-cell office:value-type="string">
            <text:p>Send retained messages to a client.</text:p>
          </table:table-cell>
        </table:table-row>
        <table:table-row table:style-name="ro4">
          <table:table-cell table:style-name="ce2" office:value-type="string">
            <text:p>[MQTT-2.1.2-10]</text:p>
          </table:table-cell>
          <table:table-cell table:style-name="ce7" office:value-type="string">
            <text:p>It MUST set the RETAIN flag to 0 when a PUBLISH Packet is sent to a Client because it matches an established subscription regardless of how the flag was set in the message it received </text:p>
          </table:table-cell>
          <table:table-cell office:value-type="string">
            <text:p>N/A</text:p>
          </table:table-cell>
          <table:table-cell office:value-type="string">
            <text:p>Sending a message to a client as a result of a publish that had the retained flag set.</text:p>
          </table:table-cell>
        </table:table-row>
        <table:table-row table:style-name="ro6">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cell office:value-type="string">
            <text:p>N/A</text:p>
          </table:table-cell>
          <table:table-cell table:style-name="ce32" office:value-type="string">
            <text:p>Deleting a retained message. <text:s/>SubscriptionEngines.py</text:p>
          </table:table-cell>
        </table:table-row>
        <table:table-row table:style-name="ro4">
          <table:table-cell table:style-name="ce4" office:value-type="string">
            <text:p>[MQTT-2.1.2-12]</text:p>
          </table:table-cell>
          <table:table-cell table:style-name="ce25" office:value-type="string">
            <text:p>If the RETAIN flag is 0, in a PUBLISH Packet sent by a Client to a Server, the Server MUST NOT store the message and MUST NOT remove or replace any existing retained message.</text:p>
          </table:table-cell>
          <table:table-cell office:value-type="string">
            <text:p>N/A</text:p>
          </table:table-cell>
          <table:table-cell table:style-name="ce34" office:value-type="string">
            <text:p>Non-retained publish from client to server</text:p>
          </table:table-cell>
        </table:table-row>
        <table:table-row table:style-name="ro2">
          <table:table-cell table:style-name="ce2" office:value-type="string">
            <text:p>[MQTT-2.3.1-1]</text:p>
          </table:table-cell>
          <table:table-cell table:style-name="ce7" office:value-type="string">
            <text:p>SUBSCRIBE, UNSUBSCRIBE, and PUBLISH (in cases where QoS &gt; 0) Control Packets MUST contain a non-zero 16-bit Packet Identifier.</text:p>
          </table:table-cell>
          <table:table-cell table:style-name="ce31" office:value-type="string">
            <text:p>Normal SUBSCRIBE, UNSUBSCRIBE and PUBLISH. <text:s/>Packet id must be &gt; 0.</text:p>
          </table:table-cell>
          <table:table-cell office:value-type="string">
            <text:p>Normal SUBSCRIBE, UNSUBSCRIBE and PUBLISH. <text:s/>Packet id must be &gt; 0.</text:p>
          </table:table-cell>
        </table:table-row>
        <table:table-row table:style-name="ro2">
          <table:table-cell table:style-name="ce2" office:value-type="string">
            <text:p>[MQTT-2.3.1-2]</text:p>
          </table:table-cell>
          <table:table-cell table:style-name="ce7" office:value-type="string">
            <text:p>Each time a Client sends a new packet of one of these types it MUST assign it a currently unused Packet Identifier.</text:p>
          </table:table-cell>
          <table:table-cell office:value-type="string">
            <text:p>Have the server check that each packet id is unique.</text:p>
          </table:table-cell>
          <table:table-cell office:value-type="string">
            <text:p>N/A</text:p>
          </table:table-cell>
        </table:table-row>
        <table:table-row table:style-name="ro11">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Have the server cause packet resends.</text:p>
          </table:table-cell>
          <table:table-cell office:value-type="string">
            <text:p>N/A</text:p>
          </table:table-cell>
        </table:table-row>
        <table:table-row table:style-name="ro2">
          <table:table-cell table:style-name="ce4" office:value-type="string">
            <text:p>[MQTT-2.3.1-4]</text:p>
          </table:table-cell>
          <table:table-cell table:style-name="ce7" office:value-type="string">
            <text:p>The same conditions [MQTT-2.3.1-3] apply to a Server when it sends a PUBLISH with QoS &gt;0. </text:p>
          </table:table-cell>
          <table:table-cell office:value-type="string">
            <text:p>N/A</text:p>
          </table:table-cell>
          <table:table-cell office:value-type="string">
            <text:p>Packet resends from server. <text:s/>Needs connection break.</text:p>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Packet id must be 0 if QoS is 0.</text:p>
          </table:table-cell>
          <table:table-cell table:style-name="ce34" office:value-type="string">
            <text:p>Packet id must be 0 if QoS is 0.</text:p>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Normal PUBLISH QoS 2 flow.</text:p>
          </table:table-cell>
          <table:table-cell office:value-type="string">
            <text:p>Normal PUBLISH QoS 2 flow.</text:p>
          </table:table-cell>
        </table:table-row>
        <table:table-row table:style-name="ro4">
          <table:table-cell table:style-name="ce2" office:value-type="string">
            <text:p>[MQTT-2.3.1-7] </text:p>
          </table:table-cell>
          <table:table-cell table:style-name="ce7" office:value-type="string">
            <text:p>Similarly to [MQTT-2.3.1-6], SUBACK and UNSUBACK MUST contain the Packet Identifier that was used in the corresponding SUBSCRIBE and UNSUBSCRIBE Packet respectively</text:p>
          </table:table-cell>
          <table:table-cell table:style-name="ce31" office:value-type="string">
            <text:p>Normal SUBSCRIBE and UNSUBSCRIBE flows.</text:p>
          </table:table-cell>
          <table:table-cell office:value-type="string">
            <text:p>Normal SUBSCRIBE and UNSUBSCRIBE flows.</text:p>
          </table:table-cell>
        </table:table-row>
        <table:table-row table:style-name="ro1">
          <table:table-cell table:style-name="ce19" office:value-type="string" table:number-columns-spanned="4" table:number-rows-spanned="1">
            <text:p>Control Packets</text:p>
          </table:table-cell>
          <table:covered-table-cell table:style-name="ce7"/>
          <table:covered-table-cell table:number-columns-repeated="2"/>
        </table:table-row>
        <table:table-row table:style-name="ro1">
          <table:table-cell table:style-name="ce19" office:value-type="string" table:number-columns-spanned="4" table:number-rows-spanned="1">
            <text:p>Control Packets – Connect</text:p>
          </table:table-cell>
          <table:covered-table-cell table:style-name="ce7"/>
          <table:covered-table-cell table:number-columns-repeated="2"/>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N/A</text:p>
          </table:table-cell>
          <table:table-cell table:style-name="ce32" office:value-type="string">
            <text:p>First packet from client is not connect. MQTTProtocolNodes</text:p>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N/A</text:p>
          </table:table-cell>
          <table:table-cell table:style-name="ce32" office:value-type="string">
            <text:p>Send a connect packet while connected. MQTTProtocolNodes.</text:p>
          </table:table-cell>
        </table:table-row>
        <table:table-row table:style-name="ro5">
          <table:table-cell table:style-name="ce4" office:value-type="string">
            <text:p>[MQTT-3.1.2-1]</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N/A</text:p>
          </table:table-cell>
          <table:table-cell table:style-name="ce32" office:value-type="string">
            <text:p>Send a protocol name which is not MQTT. <text:s/>MQTTProtocolNodes</text:p>
          </table:table-cell>
        </table:table-row>
        <table:table-row table:style-name="ro4">
          <table:table-cell table:style-name="ce2" office:value-type="string">
            <text:p>[MQTT-3.1.2-2]</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N/A</text:p>
          </table:table-cell>
          <table:table-cell table:style-name="ce32" office:value-type="string">
            <text:p>Responding to connect packet with wrong protocol version. <text:s/>MQTTProtocolNodes</text:p>
          </table:table-cell>
        </table:table-row>
        <table:table-row table:style-name="ro2">
          <table:table-cell table:style-name="ce2" office:value-type="string">
            <text:p>[MQTT-3.1.2-3]</text:p>
          </table:table-cell>
          <table:table-cell table:style-name="ce7" office:value-type="string">
            <text:p>The Server MUST validate that the reserved flag in the CONNECT Control Packet is set to zero and disconnect the Client if it is not zero. </text:p>
          </table:table-cell>
          <table:table-cell office:value-type="string">
            <text:p>N/A</text:p>
          </table:table-cell>
          <table:table-cell office:value-type="string">
            <text:p>Connect packet validation.</text:p>
          </table:table-cell>
        </table:table-row>
        <table:table-row table:style-name="ro2">
          <table:table-cell table:style-name="ce2" office:value-type="string">
            <text:p>[MQTT-3.1.2-4]</text:p>
          </table:table-cell>
          <table:table-cell table:style-name="ce7" office:value-type="string">
            <text:p>The Client and Server MUST store the Session after the Client and Server are disconnected.</text:p>
          </table:table-cell>
          <table:table-cell office:value-type="string">
            <text:p>Breaking of non-cleansession connection</text:p>
          </table:table-cell>
          <table:table-cell table:style-name="ce28" office:value-type="string">
            <text:p>Breaking of non-cleansession connection</text:p>
          </table:table-cell>
        </table:table-row>
        <table:table-row table:style-name="ro4">
          <table:table-cell table:style-name="ce2" office:value-type="string">
            <text:p>[MQTT-3.1.2-5]</text:p>
          </table:table-cell>
          <table:table-cell table:style-name="ce7" office:value-type="string">
            <text:p>After disconnection, the Server MUST store further QoS 1 and QoS 2 messages that match any subscriptions that the client had at the time of disconnection as part of the Session state.</text:p>
          </table:table-cell>
          <table:table-cell office:value-type="string">
            <text:p>N/A</text:p>
          </table:table-cell>
          <table:table-cell office:value-type="string">
            <text:p>Breaking of connection, non-cleansession. <text:s/>Further messages received.</text:p>
          </table:table-cell>
        </table:table-row>
        <table:table-row table:style-name="ro4">
          <table:table-cell table:style-name="ce2" office:value-type="string">
            <text:p>[MQTT-3.1.2-6]</text:p>
          </table:table-cell>
          <table:table-cell table:style-name="ce7" office:value-type="string">
            <text:p>If set to 1, the Client and Server MUST discard any previous Session and start a new one. This Session lasts as long as the Network Connection. State data associated with this session MUST NOT be reused in any subsequent Session </text:p>
          </table:table-cell>
          <table:table-cell office:value-type="string">
            <text:p>Cleansession connection break.</text:p>
          </table:table-cell>
          <table:table-cell office:value-type="string">
            <text:p>Cleansession connection break.</text:p>
          </table:table-cell>
        </table:table-row>
        <table:table-row table:style-name="ro2">
          <table:table-cell table:style-name="ce2" office:value-type="string">
            <text:p>[MQTT-3.1.2.7]</text:p>
          </table:table-cell>
          <table:table-cell table:style-name="ce7" office:value-type="string">
            <text:p>Retained publications do not form part of the Session state in the Server, they MUST NOT be deleted when the Session ends.</text:p>
          </table:table-cell>
          <table:table-cell office:value-type="string">
            <text:p>Cleansession connection end – retained messages left.</text:p>
          </table:table-cell>
          <table:table-cell office:value-type="string">
            <text:p>Cleansession connection end – retained messages left.</text:p>
          </table:table-cell>
        </table:table-row>
        <table:table-row table:style-name="ro4">
          <table:table-cell table:style-name="ce2" office:value-type="string">
            <text:p>[MQTT-3.1.2-8]</text:p>
          </table:table-cell>
          <table:table-cell table:style-name="ce7" office:value-type="string">
            <text:p>If the Will Flag is set to 1 this <text:s/>indicates that a Will Message MUST be published by the Server when the Server detects that the Client is disconnected for any reason other than the Client flowing a DISCONNECT Packet.</text:p>
          </table:table-cell>
          <table:table-cell office:value-type="string">
            <text:p>N/A</text:p>
          </table:table-cell>
          <table:table-cell table:style-name="ce32" office:value-type="string">
            <text:p>Will message processing. MQTTBrokers.py</text:p>
          </table:table-cell>
        </table:table-row>
        <table:table-row table:style-name="ro4">
          <table:table-cell table:style-name="ce2" office:value-type="string">
            <text:p>[MQTT-3.1.2-9]</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4">
          <table:table-cell table:style-name="ce2" office:value-type="string">
            <text:p>[MQTT-3.1.2-10]</text:p>
          </table:table-cell>
          <table:table-cell table:style-name="ce7" office:value-type="string">
            <text:p>The will message MUST be removed from the stored Session state in the Server once it has been published or the Server has received a DISCONNECT packet from the Client. If the Will Flag is set to 0, no will message is published.</text:p>
          </table:table-cell>
          <table:table-cell office:value-type="string">
            <text:p>N/A</text:p>
          </table:table-cell>
          <table:table-cell office:value-type="string">
            <text:p>No will message after reconnect and connection re-break.</text:p>
          </table:table-cell>
        </table:table-row>
        <table:table-row table:style-name="ro1">
          <table:table-cell table:style-name="ce2" office:value-type="string">
            <text:p>[MQTT-3.1.2-11]</text:p>
          </table:table-cell>
          <table:table-cell table:style-name="ce7" office:value-type="string">
            <text:p>If the Will Flag is set to 0, then the Will QoS MUST be set to 0 <text:s/>(0x00).</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2">
          <table:table-cell table:style-name="ce4" office:value-type="string">
            <text:p>[MQTT-3.1.2-12]</text:p>
          </table:table-cell>
          <table:table-cell table:style-name="ce7" office:value-type="string">
            <text:p>If the Will Flag is set to 1, the value of Will QoS can be 0 (0x00), 1 (0x01), or 2 (0x02). It MUST NOT be 3 (0x03). </text:p>
          </table:table-cell>
          <table:table-cell office:value-type="string">
            <text:p>QoS 0, 1 and 2 will messages. <text:s/>3 not allowed.</text:p>
          </table:table-cell>
          <table:table-cell table:style-name="ce28" office:value-type="string">
            <text:p>QoS 0, 1 and 2 will messages. <text:s/>3 not allowed.</text:p>
          </table:table-cell>
        </table:table-row>
        <table:table-row table:style-name="ro1">
          <table:table-cell table:style-name="ce2" office:value-type="string">
            <text:p>[MQTT-3.1.2-13]</text:p>
          </table:table-cell>
          <table:table-cell table:style-name="ce7" office:value-type="string">
            <text:p>If the Will Flag is set to 0, then the Will Retain Flag MUST be set to 0.</text:p>
          </table:table-cell>
          <table:table-cell office:value-type="string">
            <text:p>Connect packet format without will message.</text:p>
          </table:table-cell>
          <table:table-cell table:style-name="ce28" office:value-type="string">
            <text:p>Connect packet format with will message.</text:p>
          </table:table-cell>
        </table:table-row>
        <table:table-row table:style-name="ro2">
          <table:table-cell table:style-name="ce2" office:value-type="string">
            <text:p>[MQTT-3.1.2-14]</text:p>
          </table:table-cell>
          <table:table-cell table:style-name="ce7" office:value-type="string">
            <text:p>If the Will Flag is set to 1 and If Will Retain is set to 0, the Server MUST publish the will message as a non-retained publication.</text:p>
          </table:table-cell>
          <table:table-cell office:value-type="string">
            <text:p>Will message non-retained</text:p>
          </table:table-cell>
          <table:table-cell table:style-name="ce28" office:value-type="string">
            <text:p>Will message non-retained</text:p>
          </table:table-cell>
        </table:table-row>
        <table:table-row table:style-name="ro2">
          <table:table-cell table:style-name="ce2" office:value-type="string">
            <text:p>[MQTT-3.1.2-15]</text:p>
          </table:table-cell>
          <table:table-cell table:style-name="ce7" office:value-type="string">
            <text:p>If the Will Flag is set to 1 and If Will Retain is set to 1, the Server MUST publish the will message as a retained publication.</text:p>
          </table:table-cell>
          <table:table-cell office:value-type="string">
            <text:p>Will message retained</text:p>
          </table:table-cell>
          <table:table-cell table:style-name="ce28" office:value-type="string">
            <text:p>Will message retained</text:p>
          </table:table-cell>
        </table:table-row>
        <table:table-row table:style-name="ro1">
          <table:table-cell table:style-name="ce2" office:value-type="string">
            <text:p>[MQTT-3.1.2-16]</text:p>
          </table:table-cell>
          <table:table-cell table:style-name="ce7" office:value-type="string">
            <text:p>If the User Name Flag is set to 0, a user name MUST NOT be present in the payload.</text:p>
          </table:table-cell>
          <table:table-cell office:value-type="string">
            <text:p>Connect packet format with no user name</text:p>
          </table:table-cell>
          <table:table-cell table:style-name="ce28" office:value-type="string">
            <text:p>Connect packet format with no user name</text:p>
          </table:table-cell>
        </table:table-row>
        <table:table-row table:style-name="ro1">
          <table:table-cell table:style-name="ce2" office:value-type="string">
            <text:p>[MQTT-3.1.2-17]</text:p>
          </table:table-cell>
          <table:table-cell table:style-name="ce7" office:value-type="string">
            <text:p>If the User Name Flag is set to 1, a user name MUST be present in the payload.</text:p>
          </table:table-cell>
          <table:table-cell table:number-columns-repeated="2" office:value-type="string">
            <text:p>Connect packet format with user name</text:p>
          </table:table-cell>
        </table:table-row>
        <table:table-row table:style-name="ro1">
          <table:table-cell table:style-name="ce2" office:value-type="string">
            <text:p>[MQTT-3.1.2-18]</text:p>
          </table:table-cell>
          <table:table-cell table:style-name="ce7" office:value-type="string">
            <text:p>If the Password Flag is set to 0, a password MUST NOT be present in the payload.</text:p>
          </table:table-cell>
          <table:table-cell office:value-type="string">
            <text:p>Connect packet format with no password</text:p>
          </table:table-cell>
          <table:table-cell table:style-name="ce28" office:value-type="string">
            <text:p>Connect packet format with no password</text:p>
          </table:table-cell>
        </table:table-row>
        <table:table-row table:style-name="ro1">
          <table:table-cell table:style-name="ce2" office:value-type="string">
            <text:p>[MQTT-3.1.2-19]</text:p>
          </table:table-cell>
          <table:table-cell table:style-name="ce7" office:value-type="string">
            <text:p>If the Password Flag is set to 1, a password MUST be present in the payload.</text:p>
          </table:table-cell>
          <table:table-cell table:style-name="ce30" office:value-type="string">
            <text:p>Connect packet format with password</text:p>
          </table:table-cell>
          <table:table-cell table:style-name="ce28" office:value-type="string">
            <text:p>Connect packet format with password</text:p>
          </table:table-cell>
        </table:table-row>
        <table:table-row table:style-name="ro1">
          <table:table-cell table:style-name="ce2" office:value-type="string">
            <text:p>[MQTT-3.1.2-20]</text:p>
          </table:table-cell>
          <table:table-cell table:style-name="ce7" office:value-type="string">
            <text:p>If the User Name Flag is set to 0 then the Password Flag MUST be set to 0.</text:p>
          </table:table-cell>
          <table:table-cell office:value-type="string">
            <text:p>Connect packet with password but no username</text:p>
          </table:table-cell>
          <table:table-cell office:value-type="string">
            <text:p>Connect packet with password but no username</text:p>
          </table:table-cell>
        </table:table-row>
        <table:table-row table:style-name="ro4">
          <table:table-cell table:style-name="ce2" office:value-type="string">
            <text:p>[MQTT-3.1.2-21]</text:p>
          </table:table-cell>
          <table:table-cell table:style-name="ce7" office:value-type="string">
            <text:p>It is the responsibility of the Client to ensure that the interval between Control Packets being sent does not exceed the Keep Alive value .In the absence of sending any other Control Packets, the Client MUST send a PINGREQ Packet.</text:p>
          </table:table-cell>
          <table:table-cell office:value-type="string">
            <text:p>Ping processing from client.</text:p>
          </table:table-cell>
          <table:table-cell office:value-type="string">
            <text:p>N/A</text:p>
          </table:table-cell>
        </table:table-row>
        <table:table-row table:style-name="ro4">
          <table:table-cell table:style-name="ce2" office:value-type="string">
            <text:p>[MQTT-3.1.2-22]</text:p>
          </table:table-cell>
          <table:table-cell table:style-name="ce7" office:value-type="string">
            <text:p>If the Server does not receive a Control Packet from the Client within one and a half times the Keep Alive time period, it MUST disconnect the Network Connection to the Client as if the network had failed.</text:p>
          </table:table-cell>
          <table:table-cell office:value-type="string">
            <text:p>N/A</text:p>
          </table:table-cell>
          <table:table-cell table:style-name="ce32" office:value-type="string">
            <text:p>Keepalive processing. <text:s/>MQTTBrokers.py</text:p>
          </table:table-cell>
        </table:table-row>
        <table:table-row table:style-name="ro2">
          <table:table-cell table:style-name="ce4" office:value-type="string">
            <text:p>[MQTT-3.1.3-1]</text:p>
          </table:table-cell>
          <table:table-cell table:style-name="ce7" office:value-type="string">
            <text:p>These fields, if present, MUST appear in the order Client Identifier, Will Topic, Will Message, User Name, Password.</text:p>
          </table:table-cell>
          <table:table-cell table:number-columns-repeated="2" office:value-type="string">
            <text:p>Connect packet format.</text:p>
          </table:table-cell>
        </table:table-row>
        <table:table-row table:style-name="ro2">
          <table:table-cell table:style-name="ce2" office:value-type="string">
            <text:p>[MQTT-3.1.3-2]</text:p>
          </table:table-cell>
          <table:table-cell table:style-name="ce7" office:value-type="string">
            <text:p>The ClientId MUST be used by Clients and by Servers to identify state that they hold relating to this MQTT connection between the Client and the Server </text:p>
          </table:table-cell>
          <table:table-cell office:value-type="string">
            <text:p>Non-clearnsession reconnect</text:p>
          </table:table-cell>
          <table:table-cell office:value-type="string">
            <text:p>Non-cleansession reconnect</text:p>
          </table:table-cell>
        </table:table-row>
        <table:table-row table:style-name="ro2">
          <table:table-cell table:style-name="ce2" office:value-type="string">
            <text:p>[MQTT-3.1.3-3]</text:p>
          </table:table-cell>
          <table:table-cell table:style-name="ce7" office:value-type="string">
            <text:p>The Client Identifier (ClientId) MUST be present and MUST be the first field in the payload.</text:p>
          </table:table-cell>
          <table:table-cell table:number-columns-repeated="2" office:value-type="string">
            <text:p>Connect packet format</text:p>
          </table:table-cell>
        </table:table-row>
        <table:table-row table:style-name="ro12">
          <table:table-cell table:style-name="ce2" office:value-type="string">
            <text:p>[MQTT-3.1.3-4]</text:p>
          </table:table-cell>
          <table:table-cell table:style-name="ce8" office:value-type="string">
            <text:p><text:span text:style-name="T2">The ClientId MUST comprise only Unicode </text:span><text:span text:style-name="T4">[Unicode63]</text:span><text:span text:style-name="T2"> characters, and the length of the UTF-8 encoding MUST be at least zero bytes and no more than 65535 bytes.</text:span></text:p>
          </table:table-cell>
          <table:table-cell office:value-type="string">
            <text:p>Format and length limit of client id. <text:s/>Does the client need to police?</text:p>
          </table:table-cell>
          <table:table-cell office:value-type="string">
            <text:p>Length limit of client id</text:p>
          </table:table-cell>
        </table:table-row>
        <table:table-row table:style-name="ro4">
          <table:table-cell table:style-name="ce2" office:value-type="string">
            <text:p>[MQTT-3.1.3-5]</text:p>
          </table:table-cell>
          <table:table-cell table:style-name="ce7" office:value-type="string">
            <text:p><text:span text:style-name="T2">The Server MUST allow ClientIds which are between 1 and 23 UTF-8 encoded bytes in length, and that contain only the characters</text:span></text:p>
            <text:p><text:span text:style-name="T2">"0123456789abcdefghijklmnopqrstuvwxyzABCDEFGHIJKLMNOPQRSTUVWXYZ"</text:span></text:p>
          </table:table-cell>
          <table:table-cell office:value-type="string">
            <text:p>N/A</text:p>
          </table:table-cell>
          <table:table-cell office:value-type="string">
            <text:p>Lowest common denominator client id</text:p>
          </table:table-cell>
        </table:table-row>
        <table:table-row table:style-name="ro5">
          <table:table-cell table:style-name="ce2" office:value-type="string">
            <text:p>[MQTT-3.1.3-6]</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Clientid of 0 length.</text:p>
          </table:table-cell>
          <table:table-cell office:value-type="string">
            <text:p>Clientid of 0 length.</text:p>
          </table:table-cell>
        </table:table-row>
        <table:table-row table:style-name="ro2">
          <table:table-cell table:style-name="ce2" office:value-type="string">
            <text:p>[MQTT-3.1.3-7]</text:p>
          </table:table-cell>
          <table:table-cell table:style-name="ce7" office:value-type="string">
            <text:p>If the Client supplies a zero-byte ClientId, the Client MUST also set Clean Session to 1.</text:p>
          </table:table-cell>
          <table:table-cell office:value-type="string">
            <text:p>Clientid of 0 length.</text:p>
          </table:table-cell>
          <table:table-cell office:value-type="string">
            <text:p>Client id 0 length, cleansession 1.</text:p>
          </table:table-cell>
        </table:table-row>
        <table:table-row table:style-name="ro4">
          <table:table-cell table:style-name="ce2" office:value-type="string">
            <text:p>[MQTT-3.1.3-8]</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N/A</text:p>
          </table:table-cell>
          <table:table-cell office:value-type="string">
            <text:p>Clientid 0 lemgth, cleansession 0.</text:p>
          </table:table-cell>
        </table:table-row>
        <table:table-row table:style-name="ro4">
          <table:table-cell table:style-name="ce2" office:value-type="string">
            <text:p>[MQTT-3.1.3-9]</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N/A</text:p>
          </table:table-cell>
          <table:table-cell office:value-type="string">
            <text:p>Invalid client id.</text:p>
          </table:table-cell>
        </table:table-row>
        <table:table-row table:style-name="ro2">
          <table:table-cell table:style-name="ce4" office:value-type="string">
            <text:p>[MQTT-3.1.4-1]</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N/A</text:p>
          </table:table-cell>
          <table:table-cell office:value-type="string">
            <text:p>Invalid connect packet.</text:p>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N/A</text:p>
          </table:table-cell>
          <table:table-cell table:style-name="ce32" office:value-type="string">
            <text:p>Disconnect existing connection. <text:s/>MQTTProtocolNodes</text:p>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N/A</text:p>
          </table:table-cell>
          <table:table-cell office:value-type="string">
            <text:p>Server rejecting connection.</text:p>
          </table:table-cell>
        </table:table-row>
        <table:table-row table:style-name="ro1">
          <table:table-cell table:style-name="ce19" office:value-type="string" table:number-columns-spanned="4" table:number-rows-spanned="1">
            <text:p>Control Packets – Connack</text:p>
          </table:table-cell>
          <table:covered-table-cell table:style-name="ce7"/>
          <table:covered-table-cell table:number-columns-repeated="2"/>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N/A</text:p>
          </table:table-cell>
          <table:table-cell office:value-type="string">
            <text:p>Response to connect packet.</text:p>
          </table:table-cell>
        </table:table-row>
        <table:table-row table:style-name="ro2">
          <table:table-cell table:style-name="ce4" office:value-type="string">
            <text:p>[MQTT-3.2.2-1]</text:p>
          </table:table-cell>
          <table:table-cell table:style-name="ce7" office:value-type="string">
            <text:p>If a server sends a CONNACK packet containing a non-zero return code it MUST then close the Network Connection.</text:p>
          </table:table-cell>
          <table:table-cell office:value-type="string">
            <text:p>N/A</text:p>
          </table:table-cell>
          <table:table-cell/>
        </table:table-row>
        <table:table-row table:style-name="ro2">
          <table:table-cell table:style-name="ce2" office:value-type="string">
            <text:p>[MQTT-3.2.2-2]</text:p>
          </table:table-cell>
          <table:table-cell table:style-name="ce7" office:value-type="string">
            <text:p>If none of these return codes are deemed applicable, then the Server MUST close the Network Connection without flowing a CONNACK.</text:p>
          </table:table-cell>
          <table:table-cell office:value-type="string">
            <text:p>N/A</text:p>
          </table:table-cell>
          <table:table-cell office:value-type="string">
            <text:p>Failing connect without connack</text:p>
          </table:table-cell>
        </table:table-row>
        <table:table-row table:style-name="ro1">
          <table:table-cell table:style-name="ce19" office:value-type="string" table:number-columns-spanned="4" table:number-rows-spanned="1">
            <text:p>Control Packets – Publish</text:p>
          </table:table-cell>
          <table:covered-table-cell table:style-name="ce7"/>
          <table:covered-table-cell table:number-columns-repeated="2"/>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Topic name – UTF-8.</text:p>
          </table:table-cell>
          <table:table-cell office:value-type="string">
            <text:p>Topic names – handle non UTF-8</text:p>
          </table:table-cell>
        </table:table-row>
        <table:table-row table:style-name="ro2">
          <table:table-cell table:style-name="ce2" office:value-type="string">
            <text:p>[MQTT-3.3.2-2]</text:p>
          </table:table-cell>
          <table:table-cell table:style-name="ce7" office:value-type="string">
            <text:p>The Topic Name in the PUBLISH Packet MUST NOT contain wildcard characters.</text:p>
          </table:table-cell>
          <table:table-cell office:value-type="string">
            <text:p>N/A</text:p>
          </table:table-cell>
          <table:table-cell table:style-name="ce35" office:value-type="string">
            <text:p>Wildcard in publish topic MQTTBrokers.py</text:p>
          </table:table-cell>
        </table:table-row>
        <table:table-row table:style-name="ro2">
          <table:table-cell table:style-name="ce4" office:value-type="string">
            <text:p>[MQTT-3.3.2-3]</text:p>
          </table:table-cell>
          <table:table-cell table:style-name="ce7" office:value-type="string">
            <text:p>The Topic Name sent to a subscribing Client MUST match the Subscription’s Topic Filter.</text:p>
          </table:table-cell>
          <table:table-cell office:value-type="string">
            <text:p>N/A</text:p>
          </table:table-cell>
          <table:table-cell office:value-type="string">
            <text:p>Sending of message – check topic.</text:p>
          </table:table-cell>
        </table:table-row>
        <table:table-row table:style-name="ro5">
          <table:table-cell table:style-name="ce2" office:value-type="string">
            <text:p>[MQTT-3.3.5-1]</text:p>
          </table:table-cell>
          <table:table-cell table:style-name="ce7" office:value-type="string">
            <text:p>The Server MUST deliver the message to the Client respecting the maximum QoS of all the matching subscriptions. In addition, the Server MAY deliver further copies of the message, one for each additional matching subscription and respecting the subscription's QoS in each case.</text:p>
          </table:table-cell>
          <table:table-cell office:value-type="string">
            <text:p>N/A</text:p>
          </table:table-cell>
          <table:table-cell office:value-type="string">
            <text:p>Overlapping subscriptions with different QoSs. <text:s/>Must send one message with highest QoS. <text:s/>May send others matching other subscriptions.</text:p>
          </table:table-cell>
        </table:table-row>
        <table:table-row table:style-name="ro5">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N/A</text:p>
          </table:table-cell>
          <table:table-cell office:value-type="string">
            <text:p>Non-authorized publish. <text:s/>Server should end connection.</text:p>
          </table:table-cell>
        </table:table-row>
        <table:table-row table:style-name="ro1">
          <table:table-cell table:style-name="ce19" office:value-type="string" table:number-columns-spanned="4" table:number-rows-spanned="1">
            <text:p>Control Packets – Pubrec</text:p>
          </table:table-cell>
          <table:covered-table-cell table:style-name="ce7"/>
          <table:covered-table-cell table:number-columns-repeated="2"/>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table:style-name="ce17" office:value-type="string">
            <text:p>Pubrel packet in QoS 2 exchanges.</text:p>
          </table:table-cell>
          <table:table-cell office:value-type="string">
            <text:p>Pubrel packet in QoS 2 exchanges.</text:p>
          </table:table-cell>
        </table:table-row>
        <table:table-row table:style-name="ro1">
          <table:table-cell table:style-name="ce19" office:value-type="string" table:number-columns-spanned="4" table:number-rows-spanned="1">
            <text:p>Control Packets – Pubrel</text:p>
          </table:table-cell>
          <table:covered-table-cell table:style-name="ce7"/>
          <table:covered-table-cell table:number-columns-repeated="2"/>
        </table:table-row>
        <table:table-row table:style-name="ro4">
          <table:table-cell table:style-name="ce2" office:value-type="string">
            <text:p>[MQTT-3.6.1-1]</text:p>
          </table:table-cell>
          <table:table-cell table:style-name="ce7" office:value-type="string">
            <text:p>Bits 3,2,1 and 0 of the fixed header in the PUBREL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Pubrel packet.</text:p>
          </table:table-cell>
        </table:table-row>
        <table:table-row table:style-name="ro2">
          <table:table-cell table:style-name="ce2" office:value-type="string">
            <text:p>[MQTT-3.6.4-1]</text:p>
          </table:table-cell>
          <table:table-cell table:style-name="ce7" office:value-type="string">
            <text:p>When the sender of a PUBREC Packet receives a PUBREL Packet <text:s/>it MUST reply with a PUBCOMP Packet.</text:p>
          </table:table-cell>
          <table:table-cell office:value-type="string">
            <text:p>Receipt of Pubrel. <text:s/>Normal QoS 2 publish handling.</text:p>
          </table:table-cell>
          <table:table-cell office:value-type="string">
            <text:p>Receipt of Pubrel. <text:s/>Normal QoS 2 publish handling.</text:p>
          </table:table-cell>
        </table:table-row>
        <table:table-row table:style-name="ro1">
          <table:table-cell table:style-name="ce19" office:value-type="string" table:number-columns-spanned="4" table:number-rows-spanned="1">
            <text:p>Control Packets – Subscribe</text:p>
          </table:table-cell>
          <table:covered-table-cell table:style-name="ce7"/>
          <table:covered-table-cell table:number-columns-repeated="2"/>
        </table:table-row>
        <table:table-row table:style-name="ro4">
          <table:table-cell table:style-name="ce2" office:value-type="string">
            <text:p>[MQTT-3.8.1-1]</text:p>
          </table:table-cell>
          <table:table-cell table:style-name="ce7" office:value-type="string">
            <text:p>Bits 3,2,1 and 0 of the fixed header of the 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subscribe packet header.</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N/A</text:p>
          </table:table-cell>
          <table:table-cell office:value-type="string">
            <text:p>Format of subscribe packet.</text:p>
          </table:table-cell>
        </table:table-row>
        <table:table-row table:style-name="ro2">
          <table:table-cell table:style-name="ce21" office:value-type="string">
            <text:p><text:span text:style-name="T1">[MQTT-3-8.3-2</text:span><text:span text:style-name="T2">]</text:span><text:span text:style-name="T5"> </text:span></text:p>
          </table:table-cell>
          <table:table-cell table:style-name="ce9" office:value-type="string">
            <text:p><text:span text:style-name="T2">The Server MUST treat a SUBSCRIBE packet as malformed and close the Network Connection if any of Reserved bits in the payload are non-</text:span><text:span text:style-name="T1">zero.</text:span></text:p>
          </table:table-cell>
          <table:table-cell office:value-type="string">
            <text:p>N/A</text:p>
          </table:table-cell>
          <table:table-cell office:value-type="string">
            <text:p>Format of subscribe packet payload.</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N/A</text:p>
          </table:table-cell>
          <table:table-cell office:value-type="string">
            <text:p>Normal subscribe processing.</text:p>
          </table:table-cell>
        </table:table-row>
        <table:table-row table:style-name="ro2">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N/A</text:p>
          </table:table-cell>
          <table:table-cell office:value-type="string">
            <text:p>Normal subscribe processing.</text:p>
          </table:table-cell>
        </table:table-row>
        <table:table-row table:style-name="ro11">
          <table:table-cell table:style-name="ce2" office:value-type="string">
            <text:p>[MQTT-3.8.4-3]</text:p>
          </table:table-cell>
          <table:table-cell table:style-name="ce7" office:value-type="string">
            <text:p>A subscribe request which contains a Topic Filter that is identical to an existing Subscription’s Topic Filter completely replaces that existing Subscription with a new Subscription. The Topic Filter in the new Subscription will be identical to that in the previous Subscription, although its maximum QoS value could be different. Any existing retained publications matching the Topic Filter are resent, but the flow of publications is not interrupted.</text:p>
          </table:table-cell>
          <table:table-cell office:value-type="string">
            <text:p>N/A</text:p>
          </table:table-cell>
          <table:table-cell office:value-type="string">
            <text:p>Subscribe to a topic which matches an existing subscription</text:p>
          </table:table-cell>
        </table:table-row>
        <table:table-row table:style-name="ro4">
          <table:table-cell table:style-name="ce2" office:value-type="string">
            <text:p>[MQTT-3.8.4-4]</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N/A</text:p>
          </table:table-cell>
          <table:table-cell office:value-type="string">
            <text:p>Multiple topics in one subscribe</text:p>
          </table:table-cell>
        </table:table-row>
        <table:table-row table:style-name="ro4">
          <table:table-cell table:style-name="ce2" office:value-type="string">
            <text:p>[MQTT-3.8.4-5]</text:p>
          </table:table-cell>
          <table:table-cell table:style-name="ce26" office:value-type="string">
            <text:p>The SUBACK Packet sent by the Server to the Client MUST contain a return code for each Topic Filter/QoS pair. This return code MUST either show the maximum QoS that was granted for that Subscription or indicate that the subscription failed.</text:p>
          </table:table-cell>
          <table:table-cell office:value-type="string">
            <text:p>N/A</text:p>
          </table:table-cell>
          <table:table-cell office:value-type="string">
            <text:p>Single and multiple topics in one subscribe.</text:p>
          </table:table-cell>
        </table:table-row>
        <table:table-row table:style-name="ro11">
          <table:table-cell table:style-name="ce2" office:value-type="string">
            <text:p>[MQTT-3.8.4-6]</text:p>
          </table:table-cell>
          <table:table-cell table:style-name="ce7" office:value-type="string">
            <text:p>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cell office:value-type="string">
            <text:p>N/A</text:p>
          </table:table-cell>
          <table:table-cell office:value-type="string">
            <text:p>Lowering of requested QoS.</text:p>
          </table:table-cell>
        </table:table-row>
        <table:table-row table:style-name="ro1">
          <table:table-cell table:style-name="ce19" office:value-type="string" table:number-columns-spanned="4" table:number-rows-spanned="1">
            <text:p>Control Packets – Suback</text:p>
          </table:table-cell>
          <table:covered-table-cell table:style-name="ce7"/>
          <table:covered-table-cell table:number-columns-repeated="2"/>
        </table:table-row>
        <table:table-row table:style-name="ro2">
          <table:table-cell table:style-name="ce2" office:value-type="string">
            <text:p>[MQTT-3.9.3-1] </text:p>
          </table:table-cell>
          <table:table-cell table:style-name="ce7" office:value-type="string">
            <text:p>The order of return codes in the SUBACK Packet MUST match the order of Topic Filters in the SUBSCRIBE Packet.</text:p>
          </table:table-cell>
          <table:table-cell office:value-type="string">
            <text:p>N/A</text:p>
          </table:table-cell>
          <table:table-cell office:value-type="string">
            <text:p>Multiple topics in one subscribe</text:p>
          </table:table-cell>
        </table:table-row>
        <table:table-row table:style-name="ro2">
          <table:table-cell table:style-name="ce2" office:value-type="string">
            <text:p>[MQTT-3.9.3-2]</text:p>
          </table:table-cell>
          <table:table-cell table:style-name="ce7" office:value-type="string">
            <text:p>SUBACK return codes other than 0x00, 0x01, 0x02 and 0x80 are reserved and MUST NOT be used. </text:p>
          </table:table-cell>
          <table:table-cell office:value-type="string">
            <text:p>N/A</text:p>
          </table:table-cell>
          <table:table-cell office:value-type="string">
            <text:p>Errors in subscribe packet.</text:p>
          </table:table-cell>
        </table:table-row>
        <table:table-row table:style-name="ro1">
          <table:table-cell table:style-name="ce19" office:value-type="string" table:number-columns-spanned="4" table:number-rows-spanned="1">
            <text:p>Control Packets – Unsubscribe</text:p>
          </table:table-cell>
          <table:covered-table-cell table:style-name="ce7"/>
          <table:covered-table-cell table:number-columns-repeated="2"/>
        </table:table-row>
        <table:table-row table:style-name="ro4">
          <table:table-cell table:style-name="ce2" office:value-type="string">
            <text:p>[MQTT-3.10.1-1]</text:p>
          </table:table-cell>
          <table:table-cell table:style-name="ce7" office:value-type="string">
            <text:p>Bits 3,2,1 and 0 of the fixed header of the UN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Unsubscribe packet.</text:p>
          </table:table-cell>
        </table:table-row>
        <table:table-row table:style-name="ro5">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office:value-type="string">
            <text:p>N/A</text:p>
          </table:table-cell>
          <table:table-cell office:value-type="string">
            <text:p>Unsubscribe matching filters.</text:p>
          </table:table-cell>
        </table:table-row>
        <table:table-row table:style-name="ro4">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office:value-type="string">
            <text:p>N/A</text:p>
          </table:table-cell>
          <table:table-cell office:value-type="string">
            <text:p>Normal unsubscribe processing. <text:s/>More messages sent to topic after unsubscribe results in no more messages received.</text:p>
          </table:table-cell>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office:value-type="string">
            <text:p>N/A</text:p>
          </table:table-cell>
          <table:table-cell office:value-type="string">
            <text:p>Unsubscribe in middle of QoS 1 and 2 delivery.</text:p>
          </table:table-cell>
        </table:table-row>
        <table:table-row table:style-name="ro5">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office:value-type="string">
            <text:p>N/A</text:p>
          </table:table-cell>
          <table:table-cell office:value-type="string">
            <text:p>Normal Unsubscribe processing.</text:p>
          </table:table-cell>
        </table:table-row>
        <table:table-row table:style-name="ro2">
          <table:table-cell table:style-name="ce2" office:value-type="string">
            <text:p>[MQTT-3.10.3-5]</text:p>
          </table:table-cell>
          <table:table-cell table:style-name="ce7" office:value-type="string">
            <text:p>Even where no Topic Filters are deleted, the Server MUST respond with an UNSUBACK.</text:p>
          </table:table-cell>
          <table:table-cell office:value-type="string">
            <text:p>N/A</text:p>
          </table:table-cell>
          <table:table-cell office:value-type="string">
            <text:p>Unsubscribe where no matching subscriptions.</text:p>
          </table:table-cell>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office:value-type="string">
            <text:p>N/A</text:p>
          </table:table-cell>
          <table:table-cell office:value-type="string">
            <text:p>Multiple topics in one unsubscribe</text:p>
          </table:table-cell>
        </table:table-row>
        <table:table-row table:style-name="ro1">
          <table:table-cell table:style-name="ce19" office:value-type="string" table:number-columns-spanned="4" table:number-rows-spanned="1">
            <text:p>Control Packets – Pingreq</text:p>
          </table:table-cell>
          <table:covered-table-cell table:style-name="ce7"/>
          <table:covered-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office:value-type="string">
            <text:p>N/A</text:p>
          </table:table-cell>
          <table:table-cell office:value-type="string">
            <text:p>Handling of Pingreq</text:p>
          </table:table-cell>
        </table:table-row>
        <table:table-row table:style-name="ro1">
          <table:table-cell table:style-name="ce19" office:value-type="string" table:number-columns-spanned="4" table:number-rows-spanned="1">
            <text:p>Control Packets – Disconnect</text:p>
          </table:table-cell>
          <table:covered-table-cell table:style-name="ce7"/>
          <table:covered-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office:value-type="string">
            <text:p>N/A</text:p>
          </table:table-cell>
          <table:table-cell office:value-type="string">
            <text:p>Disconnect packet format.</text:p>
          </table:table-cell>
        </table:table-row>
        <table:table-row table:style-name="ro2">
          <table:table-cell table:style-name="ce2" office:value-type="string">
            <text:p>[MQTT-3.14.4-1]</text:p>
          </table:table-cell>
          <table:table-cell table:style-name="ce7" office:value-type="string">
            <text:p>After sending a DISCONNECT Packet the Client MUST close the Network Connection.</text:p>
          </table:table-cell>
          <table:table-cell office:value-type="string">
            <text:p>Close connection after sending disconnect. <text:s/>Normal disconnect processing/.</text:p>
          </table:table-cell>
          <table:table-cell office:value-type="string">
            <text:p>N/A</text:p>
          </table:table-cell>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office:value-type="string">
            <text:p>N/A</text:p>
          </table:table-cell>
          <table:table-cell office:value-type="string">
            <text:p>Normal disconnect processing?</text:p>
          </table:table-cell>
        </table:table-row>
        <table:table-row table:style-name="ro2">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N/A</text:p>
          </table:table-cell>
          <table:table-cell office:value-type="string">
            <text:p>Disconnect of session with will message.</text:p>
          </table:table-cell>
        </table:table-row>
        <table:table-row table:style-name="ro1">
          <table:table-cell table:style-name="ce19" office:value-type="string" table:number-columns-spanned="4" table:number-rows-spanned="1">
            <text:p>Operational Behaviour</text:p>
          </table:table-cell>
          <table:covered-table-cell table:style-name="ce7"/>
          <table:covered-table-cell table:number-columns-repeated="2"/>
        </table:table-row>
        <table:table-row table:style-name="ro2">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Normal connection handling</text:p>
          </table:table-cell>
          <table:table-cell office:value-type="string">
            <text:p>Normal connection handling.</text:p>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table:number-columns-repeated="2" office:value-type="string">
            <text:p>TC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Reconnect of non-cleansession connection with inflight messages.</text:p>
          </table:table-cell>
          <table:table-cell office:value-type="string">
            <text:p>Reconnect of non-cleansession connection with inflight messages.</text:p>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Normal QoS 0,1,2 publish processing.</text:p>
          </table:table-cell>
        </table:table-row>
        <table:table-row table:style-name="ro4">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office:value-type="string">
            <text:p>N/A</text:p>
          </table:table-cell>
          <table:table-cell office:value-type="string">
            <text:p>QOS 1 publish processing.</text:p>
          </table:table-cell>
        </table:table-row>
        <table:table-row table:style-name="ro4">
          <table:table-cell table:style-name="ce4" office:value-type="string">
            <text:p>[MQTT-4.3.3-1]</text:p>
          </table:table-cell>
          <table:table-cell table:style-name="ce7" office:value-type="string">
            <text:p>The receiver of a QoS 2 PUBLISH Packet acknowledges receipt with a PUBREC Packet. If the Client reconnects and the Session is resumed, the sender MUST resend any in-flight QoS 2 messages setting their Dup flags to 1. </text:p>
          </table:table-cell>
          <table:table-cell office:value-type="string">
            <text:p>Reconnect of non-cleansession connection with inflight QoS 2 <text:s/>messages.</text:p>
          </table:table-cell>
          <table:table-cell office:value-type="string">
            <text:p>Reconnect of non-cleansession connection with inflight QoS 2 <text:s/>messages.</text:p>
          </table:table-cell>
        </table:table-row>
        <table:table-row table:style-name="ro2">
          <table:table-cell table:style-name="ce2" office:value-type="string">
            <text:p>[MQTT-4.3.3-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Duplicate of 4.3.2-2?</text:p>
          </table:table-cell>
        </table:table-row>
        <table:table-row table:style-name="ro4">
          <table:table-cell table:style-name="ce2" office:value-type="string">
            <text:p>[MQTT-4.4.0-1]</text:p>
          </table:table-cell>
          <table:table-cell table:style-name="ce7" office:value-type="string">
            <text:p>When a Client reconnects with CleanSession = 0, both the Client and Server MUST redeliver any previous in-flight QoS 1 and QoS 2 messages. This means re-sending any unacknowledged PUBLISH Packets (where QoS &gt; 0) and PUBREL Packets. </text:p>
          </table:table-cell>
          <table:table-cell office:value-type="string">
            <text:p>Reconnect of non-cleansession connection with inflight messages.</text:p>
          </table:table-cell>
          <table:table-cell table:style-name="ce28" office:value-type="string">
            <text:p>Reconnect of non-cleansession connection with inflight messages.</text:p>
          </table:table-cell>
        </table:table-row>
        <table:table-row table:style-name="ro1">
          <table:table-cell table:style-name="ce2" office:value-type="string">
            <text:p>[MQTT-4.4.0-2]</text:p>
          </table:table-cell>
          <table:table-cell table:style-name="ce7" office:value-type="string">
            <text:p>The PUBLISH packet MUST have the Dup flag set to 1 when it is redelivered.</text:p>
          </table:table-cell>
          <table:table-cell office:value-type="string">
            <text:p>DUP flag in redelivery</text:p>
          </table:table-cell>
          <table:table-cell office:value-type="string">
            <text:p>DUP flag in redelivery</text:p>
          </table:table-cell>
        </table:table-row>
        <table:table-row table:style-name="ro4">
          <table:table-cell table:style-name="ce2" office:value-type="string">
            <text:p>[MQTT-4.5.0-1]</text:p>
          </table:table-cell>
          <table:table-cell table:style-name="ce7" office:value-type="string">
            <text:p>The Client MUST acknowledge any Publish Packet <text:s/>it <text:s/>receives according to the applicable QoS rules regardless of whether it elects to process the application message.</text:p>
          </table:table-cell>
          <table:table-cell office:value-type="string">
            <text:p>??</text:p>
          </table:table-cell>
          <table:table-cell office:value-type="string">
            <text:p>N/A</text:p>
          </table:table-cell>
        </table:table-row>
        <table:table-row table:style-name="ro4">
          <table:table-cell table:style-name="ce2" office:value-type="string">
            <text:p>[MQTT-4.6.0-1]</text:p>
          </table:table-cell>
          <table:table-cell table:style-name="ce7" office:value-type="string">
            <text:p>When it resends any PUBLISH packets, it MUST resend them in the order in which the original PUBLISH packets were sent (this applies to QoS 1 an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Normal ordering of publish packets</text:p>
          </table:table-cell>
          <table:table-cell office:value-type="string">
            <text:p>N/A</text:p>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N/A</text:p>
          </table:table-cell>
          <table:table-cell office:value-type="string">
            <text:p>Optional unordered topic. <text:s/>Leave testing for this for later.</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cell office:value-type="string">
            <text:p>N/A</text:p>
          </table:table-cell>
          <table:table-cell office:value-type="string">
            <text:p>Normal publish processing with queueing</text:p>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text:p>
          </table:table-cell>
          <table:table-cell table:style-name="ce17" office:value-type="string">
            <text:p>Wildcard in publish not allowed.</text:p>
          </table:table-cell>
          <table:table-cell office:value-type="string">
            <text:p>Wildcard in publish not allowed.</text:p>
          </table:table-cell>
        </table:table-row>
        <table:table-row table:style-name="ro4">
          <table:table-cell table:style-name="ce2" office:value-type="string">
            <text:p>[MQTT-4.7.1-2]</text:p>
          </table:table-cell>
          <table:table-cell table:style-name="ce7" office:value-type="string">
            <text:p>The multi-level wildcard character MUST be specified either on its own or following a topic level separator. In either case it MUST be the last character specified in the Topic Filter.</text:p>
          </table:table-cell>
          <table:table-cell office:value-type="string">
            <text:p>Client to check?</text:p>
          </table:table-cell>
          <table:table-cell office:value-type="string">
            <text:p>Topic filter format</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Client to check?</text:p>
          </table:table-cell>
          <table:table-cell office:value-type="string">
            <text:p>Topic filter format</text:p>
          </table:table-cell>
        </table:table-row>
        <table:table-row table:style-name="ro1">
          <table:table-cell table:style-name="ce2" office:value-type="string">
            <text:p>[MQTT-4.7.3-1]</text:p>
          </table:table-cell>
          <table:table-cell table:style-name="ce7" office:value-type="string">
            <text:p>All Topic Names and Topic Filters MUST be at least one character long.</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2]</text:p>
          </table:table-cell>
          <table:table-cell table:style-name="ce7" office:value-type="string">
            <text:p>Topic Names and Topic Filters MUST NOT include the null character (Unicode U+0000).</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office:value-type="string">
            <text:p>N/A</text:p>
          </table:table-cell>
          <table:table-cell office:value-type="string">
            <text:p>Server must verify.</text:p>
          </table:table-cell>
        </table:table-row>
        <table:table-row table:style-name="ro4">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Closing connection on “transient” error</text:p>
          </table:table-cell>
          <table:table-cell table:style-name="ce28" office:value-type="string">
            <text:p>Closing connection on “transient” error</text:p>
          </table:table-cell>
        </table:table-row>
        <table:table-row table:style-name="ro9" table:number-rows-repeated="1048442">
          <table:table-cell table:number-columns-repeated="4"/>
        </table:table-row>
        <table:table-row table:style-name="ro9">
          <table:table-cell table:number-columns-repeated="4"/>
        </table:table-row>
      </table:table>
      <table:table table:name="Sheet3" table:style-name="ta1" table:print="false">
        <table:table-column table:style-name="co5"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8"/>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p>
      </style:header>
      <style:header-left style:display="false">
        <text:p>???</text:p>
      </style:header-left>
      <style:footer>
        <text:p>Page 1</text:p>
      </style:footer>
      <style:footer-left style:display="false">
        <text:p>Page 1</text:p>
      </style:footer-left>
    </style:master-page>
    <style:master-page style:name="Report" style:page-layout-name="Mpm2">
      <style:header>
        <style:region-left>
          <text:p><text:sheet-name>???</text:sheet-name> (<text:title>???</text:title>)</text:p>
        </style:region-left>
        <style:region-right>
          <text:p><text:date style:data-style-name="N2" text:date-value="2014-01-14">14/01/2014</text:date>, <text:time>16:1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12-06T12:15:25</meta:creation-date>
    <dc:date>2014-01-14T16:11:13</dc:date>
    <meta:editing-duration>PT526H06M32S</meta:editing-duration>
    <meta:editing-cycles>58</meta:editing-cycles>
    <meta:generator>IBM_Lotus_Symphony/3.0$Linux OpenOffice.org_project/310m11$Build-9399</meta:generator>
    <meta:print-date>2014-01-07T16:39:13</meta:print-date>
    <meta:document-statistic meta:table-count="3" meta:cell-count="829" meta:object-count="0"/>
    <meta:user-defined meta:name="Classification">#@~%!&amp;00FF000001332d86#@~%!&amp;</meta:user-defined>
    <meta:user-defined meta:name="Info 2"/>
    <meta:user-defined meta:name="Info 3"/>
    <meta:user-defined meta:name="Info 4"/>
  </office:meta>
</office:document-meta>
</file>